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oaming_20_photo_20_booth_20_rental_20_Dana_20_Point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ming photo booth rental Dana Poi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lagunabeachphotoboothrentals/photo-booth-rental-laguna-beach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2T00:00:00</dc:date>
              <text:p text:style-name="P1">link https://sites.google.com/view/lagunabeachphotoboothrentals/photo-booth-rental-laguna-beach</text:p>
              <text:p text:style-name="P1"><text:tab/>-Erin Edwards</text:p>
              <text:p text:style-name="P1">----</text:p>
              <text:p text:style-name="P1">document https://docs.google.com/document/d/19d1-XPTjctAHIMaowkzrwbrbEcmjwfDl9hfsyb9NCs4/edit?usp=sharing</text:p>
              <text:p text:style-name="P1"/>
              <text:p text:style-name="P1"><text:s/>document pub https://docs.google.com/document/d/19d1-XPTjctAHIMaowkzrwbrbEcmjwfDl9hfsyb9NCs4/pub</text:p>
              <text:p text:style-name="P1"/>
              <text:p text:style-name="P1"><text:s/>document view https://docs.google.com/document/d/19d1-XPTjctAHIMaowkzrwbrbEcmjwfDl9hfsyb9NCs4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f-aT-S1m3TPZ1QRiTXIQTmhGnD4gh-WFys6R9T1JFX0/edit?usp=sharing</text:p>
              <text:p text:style-name="P1"/>
              <text:p text:style-name="P1"><text:s/>document pub https://docs.google.com/document/d/1f-aT-S1m3TPZ1QRiTXIQTmhGnD4gh-WFys6R9T1JFX0/pub</text:p>
              <text:p text:style-name="P1"/>
              <text:p text:style-name="P1"><text:s/>document view https://docs.google.com/document/d/1f-aT-S1m3TPZ1QRiTXIQTmhGnD4gh-WFys6R9T1JFX0/view</text:p>
              <text:p text:style-name="P1"/>
              <text:p text:style-name="P1"><text:s/>document https://docs.google.com/document/d/15wG6pmaMg0xZTqsJvuojhTt6RDE7jXxl1Zp8K3l0Ml0/edit?usp=sharing</text:p>
              <text:p text:style-name="P1"/>
              <text:p text:style-name="P1"><text:s/>document pub https://docs.google.com/document/d/15wG6pmaMg0xZTqsJvuojhTt6RDE7jXxl1Zp8K3l0Ml0/pub</text:p>
              <text:p text:style-name="P1"/>
              <text:p text:style-name="P1"><text:s/>document view https://docs.google.com/document/d/15wG6pmaMg0xZTqsJvuojhTt6RDE7jXxl1Zp8K3l0Ml0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><text:tab/>-Erin Edwards</text:p>
              <text:p text:style-name="P1">----</text:p>
              <text:p text:style-name="P1">link https://sites.google.com/view/lagunabeachphotoboothrentals/photo-booth-rental-laguna-beach</text:p>
              <text:p text:style-name="P1"/>
              <text:p text:style-name="P1"><text:s/>document https://docs.google.com/document/d/1DbOlggtSZ07PDrMxoF4OgxvduMcZHAbaxgJPtotbnvo/edit?usp=sharing</text:p>
              <text:p text:style-name="P1"/>
              <text:p text:style-name="P1"><text:s/>document pub https://docs.google.com/document/d/1DbOlggtSZ07PDrMxoF4OgxvduMcZHAbaxgJPtotbnvo/pub</text:p>
              <text:p text:style-name="P1"/>
              <text:p text:style-name="P1"><text:s/>document view https://docs.google.com/document/d/1DbOlggtSZ07PDrMxoF4OgxvduMcZHAbaxgJPtotbnvo/view</text:p>
              <text:p text:style-name="P1"/>
              <text:p text:style-name="P1"><text:s/>document https://docs.google.com/document/d/1dRDLF0Gz463tP3JlHp3SLWK67ge79oa1u6Tq9cx93Yo/edit?usp=sharing</text:p>
              <text:p text:style-name="P1"/>
              <text:p text:style-name="P1"><text:s/>document pub https://docs.google.com/document/d/1dRDLF0Gz463tP3JlHp3SLWK67ge79oa1u6Tq9cx93Yo/pub</text:p>
              <text:p text:style-name="P1"/>
              <text:p text:style-name="P1"><text:s/>document view https://docs.google.com/document/d/1dRDLF0Gz463tP3JlHp3SLWK67ge79oa1u6Tq9cx93Yo/view</text:p>
              <text:p text:style-name="P1"/>
              <text:p text:style-name="P1"><text:s/>document https://docs.google.com/document/d/1mYYpsRKYTvl4MRSV2-KA2k6Rdw8GwrtwvZo_95DIKkA/edit?usp=sharing</text:p>
              <text:p text:style-name="P1"/>
              <text:p text:style-name="P1"><text:s/>document pub https://docs.google.com/document/d/1mYYpsRKYTvl4MRSV2-KA2k6Rdw8GwrtwvZo_95DIKkA/pub</text:p>
              <text:p text:style-name="P1"/>
              <text:p text:style-name="P1"><text:s/>document view https://docs.google.com/document/d/1mYYpsRKYTvl4MRSV2-KA2k6Rdw8GwrtwvZo_95DIKkA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tjNyR79FbuzWcbjfApuXWMHqykBwHTKZ1_IpbbB1_Pk/edit?usp=sharing</text:p>
              <text:p text:style-name="P1"/>
              <text:p text:style-name="P1"><text:s/>document pub https://docs.google.com/document/d/1tjNyR79FbuzWcbjfApuXWMHqykBwHTKZ1_IpbbB1_Pk/pub</text:p>
              <text:p text:style-name="P1"/>
              <text:p text:style-name="P1"><text:s/>document view https://docs.google.com/document/d/1tjNyR79FbuzWcbjfApuXWMHqykBwHTKZ1_IpbbB1_Pk/view</text:p>
              <text:p text:style-name="P1"/>
              <text:p text:style-name="P1"><text:s/>document https://docs.google.com/document/d/1NCGTcdEMZ-1PUfo_EqNAXJCRmO42mmUKb6i7ETndM7E/edit?usp=sharing</text:p>
              <text:p text:style-name="P1"/>
              <text:p text:style-name="P1"><text:s/>document pub https://docs.google.com/document/d/1NCGTcdEMZ-1PUfo_EqNAXJCRmO42mmUKb6i7ETndM7E/pub</text:p>
              <text:p text:style-name="P1"/>
              <text:p text:style-name="P1"><text:s/>document view https://docs.google.com/document/d/1NCGTcdEMZ-1PUfo_EqNAXJCRmO42mmUKb6i7ETndM7E/view</text:p>
              <text:p text:style-name="P1"><text:tab/>-Erin Edwards</text:p>
              <text:p text:style-name="P1">----</text:p>
              <text:p text:style-name="P1">document view https://docs.google.com/document/d/1mg1k2QJtyK9_DVA_6eFdJbEA2FAU9UUcJ7CGMi6aFeA/view</text:p>
              <text:p text:style-name="P1"/>
              <text:p text:style-name="P1"><text:s/>document https://docs.google.com/document/d/1OaLkM_IBZSvacDs2SFVdpHioVjUauG_SpW9Agm-waV4/edit?usp=sharing</text:p>
              <text:p text:style-name="P1"/>
              <text:p text:style-name="P1"><text:s/>document pub https://docs.google.com/document/d/1OaLkM_IBZSvacDs2SFVdpHioVjUauG_SpW9Agm-waV4/pub</text:p>
              <text:p text:style-name="P1"/>
              <text:p text:style-name="P1"><text:s/>document view https://docs.google.com/document/d/1OaLkM_IBZSvacDs2SFVdpHioVjUauG_SpW9Agm-waV4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4nh3XQz94bE0VbHtrIS7SRHthoRQF9uB9a9DZ5Kd0Fc/edit?usp=sharing</text:p>
              <text:p text:style-name="P1"/>
              <text:p text:style-name="P1"><text:s/>document pub https://docs.google.com/document/d/14nh3XQz94bE0VbHtrIS7SRHthoRQF9uB9a9DZ5Kd0Fc/pub</text:p>
              <text:p text:style-name="P1"/>
              <text:p text:style-name="P1"><text:s/>document view https://docs.google.com/document/d/14nh3XQz94bE0VbHtrIS7SRHthoRQF9uB9a9DZ5Kd0Fc/view</text:p>
              <text:p text:style-name="P1"/>
              <text:p text:style-name="P1"><text:s/>document https://docs.google.com/document/d/1i_zdqRjXYrRFkq0TU2CImy1dSiJQWtvs7ncHpSvJuBo/edit?usp=sharing</text:p>
              <text:p text:style-name="P1"/>
              <text:p text:style-name="P1"><text:s/>document pub https://docs.google.com/document/d/1i_zdqRjXYrRFkq0TU2CImy1dSiJQWtvs7ncHpSvJuBo/pub</text:p>
              <text:p text:style-name="P1"/>
              <text:p text:style-name="P1"><text:s/>document view https://docs.google.com/document/d/1i_zdqRjXYrRFkq0TU2CImy1dSiJQWtvs7ncHpSvJuBo/view</text:p>
              <text:p text:style-name="P1"/>
              <text:p text:style-name="P1"><text:s/>document https://docs.google.com/document/d/1brdDimtGbUcGOpLJ8FslRnjbcxufhn0rnFTGO3CH3QE/edit?usp=sharing</text:p>
              <text:p text:style-name="P1"/>
              <text:p text:style-name="P1"><text:s/>document pub https://docs.google.com/document/d/1brdDimtGbUcGOpLJ8FslRnjbcxufhn0rnFTGO3CH3QE/pub</text:p>
              <text:p text:style-name="P1"/>
              <text:p text:style-name="P1"><text:s/>document view https://docs.google.com/document/d/1brdDimtGbUcGOpLJ8FslRnjbcxufhn0rnFTGO3CH3QE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><text:tab/>-Erin Edwards</text:p>
              <text:p text:style-name="P1">----</text:p>
              <text:p text:style-name="P1"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vAG8Dp3SkCPpFomSgOMYCKaAMHG-Zsx8go-9ZuhrnZk/edit?usp=sharing</text:p>
              <text:p text:style-name="P1"/>
              <text:p text:style-name="P1"><text:s/>document pub https://docs.google.com/document/d/1vAG8Dp3SkCPpFomSgOMYCKaAMHG-Zsx8go-9ZuhrnZk/pub</text:p>
              <text:p text:style-name="P1"/>
              <text:p text:style-name="P1"><text:s/>document view https://docs.google.com/document/d/1vAG8Dp3SkCPpFomSgOMYCKaAMHG-Zsx8go-9ZuhrnZk/view</text:p>
              <text:p text:style-name="P1"/>
              <text:p text:style-name="P1"><text:s/>document https://docs.google.com/document/d/1FjNmolCCCuxaIwsaeRvAB17mnQK3Q6rkPs_JSA7qYhc/edit?usp=sharing</text:p>
              <text:p text:style-name="P1"/>
              <text:p text:style-name="P1"><text:s/>document pub https://docs.google.com/document/d/1FjNmolCCCuxaIwsaeRvAB17mnQK3Q6rkPs_JSA7qYhc/pub</text:p>
              <text:p text:style-name="P1"/>
              <text:p text:style-name="P1"><text:s/>document view https://docs.google.com/document/d/1FjNmolCCCuxaIwsaeRvAB17mnQK3Q6rkPs_JSA7qYhc/view</text:p>
              <text:p text:style-name="P1"/>
              <text:p text:style-name="P1"><text:s/>document https://docs.google.com/document/d/1I3cage8SimDkYRpKaujzMch4Vau1FURX5w7MdcGhCcY/edit?usp=sharing</text:p>
              <text:p text:style-name="P1"/>
              <text:p text:style-name="P1"><text:s/>document pub https://docs.google.com/document/d/1I3cage8SimDkYRpKaujzMch4Vau1FURX5w7MdcGhCcY/pub</text:p>
              <text:p text:style-name="P1"/>
              <text:p text:style-name="P1"><text:s/>document view https://docs.google.com/document/d/1I3cage8SimDkYRpKaujzMch4Vau1FURX5w7MdcGhCcY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Ksk9JBaIt1f7LCioLCahfvY9Ig-Ur47Uj4HZzFszxks/edit?usp=sharing</text:p>
              <text:p text:style-name="P1"/>
              <text:p text:style-name="P1"><text:s/>document pub https://docs.google.com/document/d/1Ksk9JBaIt1f7LCioLCahfvY9Ig-Ur47Uj4HZzFszxks/pub</text:p>
              <text:p text:style-name="P1"/>
              <text:p text:style-name="P1"><text:s/>document view https://docs.google.com/document/d/1Ksk9JBaIt1f7LCioLCahfvY9Ig-Ur47Uj4HZzFszxks/view</text:p>
              <text:p text:style-name="P1"/>
              <text:p text:style-name="P1"><text:s/>document https://docs.google.com/document/d/1mg1k2QJtyK9_DVA_6eFdJbEA2FAU9UUcJ7CGMi6aFeA/edit?usp=sharing</text:p>
              <text:p text:style-name="P1"/>
              <text:p text:style-name="P1"><text:s/>document pub https://docs.google.com/document/d/1mg1k2QJtyK9_DVA_6eFdJbEA2FAU9UUcJ7CGMi6aFeA/pub</text:p>
              <text:p text:style-name="P1"><text:tab/>-Erin Edwards</text:p>
              <text:p text:style-name="P1">----</text:p>
              <text:p text:style-name="P1">sheet https://docs.google.com/spreadsheets/d/1gsZCQxk-s8XRINnXuEEEz7IMumkUht-BiB39uQu6ji8/edit#gid=0</text:p>
              <text:p text:style-name="P1"/>
              <text:p text:style-name="P1"><text:s/>sheet https://docs.google.com/spreadsheets/d/1gsZCQxk-s8XRINnXuEEEz7IMumkUht-BiB39uQu6ji8/edit#gid=1695908910</text:p>
              <text:p text:style-name="P1"/>
              <text:p text:style-name="P1"><text:s/>sheet https://docs.google.com/spreadsheets/d/1gsZCQxk-s8XRINnXuEEEz7IMumkUht-BiB39uQu6ji8/edit#gid=954646260</text:p>
              <text:p text:style-name="P1"/>
              <text:p text:style-name="P1"><text:s/>sheet https://docs.google.com/spreadsheets/d/1gsZCQxk-s8XRINnXuEEEz7IMumkUht-BiB39uQu6ji8/edit#gid=647662960</text:p>
              <text:p text:style-name="P1"/>
              <text:p text:style-name="P1"><text:s/>sheet https://docs.google.com/spreadsheets/d/1gsZCQxk-s8XRINnXuEEEz7IMumkUht-BiB39uQu6ji8/edit#gid=1926239084</text:p>
              <text:p text:style-name="P1"/>
              <text:p text:style-name="P1"><text:s/>folder HTML https://drive.google.com/drive/folders/1QJtTVsMUTt_hfY2CTMOLvVugj-NAqq4H?usp=sharing</text:p>
              <text:p text:style-name="P1"/>
              <text:p text:style-name="P1"><text:s/>HTML https://drive.google.com/file/d/1V10fV56X3Mg8Jm6LJ2Agx1d_43qjjfEO/view?usp=sharing</text:p>
              <text:p text:style-name="P1"/>
              <text:p text:style-name="P1"><text:s/>folder Microsoft Files https://drive.google.com/drive/folders/1DyZ1yrfKNUua6VhWu8jVanjBEHGTkElT?usp=sharing</text:p>
              <text:p text:style-name="P1"/>
              <text:p text:style-name="P1"><text:s/>document https://docs.google.com/document/d/1EZm0Dl46XTcIhF5xHD_x4LFWcDzl2qq-ugSDf8wHL_A/edit?usp=sharing</text:p>
              <text:p text:style-name="P1"/>
              <text:p text:style-name="P1"><text:s/>document pub https://docs.google.com/document/d/1EZm0Dl46XTcIhF5xHD_x4LFWcDzl2qq-ugSDf8wHL_A/pub</text:p>
              <text:p text:style-name="P1"/>
              <text:p text:style-name="P1"><text:s/>document view https://docs.google.com/document/d/1EZm0Dl46XTcIhF5xHD_x4LFWcDzl2qq-ugSDf8wHL_A/view</text:p>
              <text:p text:style-name="P1"/>
              <text:p text:style-name="P1"><text:s/>document https://docs.google.com/document/d/1L_FJhMeW2bONLAjFO-dUVuArcneSbubY4jhmYQvAD2w/edit?usp=sharing</text:p>
              <text:p text:style-name="P1"/>
              <text:p text:style-name="P1"><text:s/>document pub https://docs.google.com/document/d/1L_FJhMeW2bONLAjFO-dUVuArcneSbubY4jhmYQvAD2w/pub</text:p>
              <text:p text:style-name="P1"/>
              <text:p text:style-name="P1"><text:s/>document view https://docs.google.com/document/d/1L_FJhMeW2bONLAjFO-dUVuArcneSbubY4jhmYQvAD2w/view</text:p>
              <text:p text:style-name="P1"/>
              <text:p text:style-name="P1"><text:s/>document https://docs.google.com/document/d/1ty9NvHRb0leTU_Hxk74G-IRLOaT2xm6m3lmWZioZsGE/edit?usp=sharing</text:p>
              <text:p text:style-name="P1"/>
              <text:p text:style-name="P1"><text:s/>document pub https://docs.google.com/document/d/1ty9NvHRb0leTU_Hxk74G-IRLOaT2xm6m3lmWZioZsGE/pub</text:p>
              <text:p text:style-name="P1"/>
              <text:p text:style-name="P1"><text:s/>document view https://docs.google.com/document/d/1ty9NvHRb0leTU_Hxk74G-IRLOaT2xm6m3lmWZioZsGE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><text:tab/>-Erin Edwards</text:p>
              <text:p text:style-name="P1">----</text:p>
              <text:p text:style-name="P1">Calendar - All Day Event https://www.google.com/calendar/event?eid=cmxyZGw2cmdwYjNvcHVxb2xtMXZhdXBmZjA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bmF0NjU0dHNpcG9iZ25zcGtxM2NjM25rYWs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YnU5cDUyOWh2MTMyN2lhZ2NqZ21xaXZxNW8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dmpmYWJyajlyYmRsNG85ZnMxZGlraDAxamM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dWZzcmdqa2N0dTQ0ODVmdGl0OHVmOXVnNzQ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cDBtNTZtM3FwNG4wc2s2Mjg2ajBkdWVwdGc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ZzFvM3JsbmxlMDlvOWNnczhmam8zMWVycDg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bmNkYTZhZDEwMTQwdXViNTNwYmJzZ2QzazAgZDVmNzFjMmJhOGYxNWE1ZGIwYmRiZTc1NmE5MTRjMzhhYjU4M2IwMmU4OThhM2Q5ZTFlZGM2MGRhNzkwODA4MUBncm91cC5jYWxlbmRhci5nb29nbGUuY29t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/>
              <text:p text:style-name="P1"><text:s/>video https://youtube.com/shorts/qQoPCFKxJzE</text:p>
              <text:p text:style-name="P1"><text:tab/>-Erin Edwards</text:p>
              <text:p text:style-name="P1">----</text:p>
              <text:p text:style-name="P1">document view https://docs.google.com/document/d/1aNNXGGAszRtNv3k4_epWemmVA_HIyyaMPWwy8d-fsm0/view</text:p>
              <text:p text:style-name="P1"/>
              <text:p text:style-name="P1"><text:s/>presentation https://docs.google.com/presentation/d/1PK4eC5TKZ8WyWRrHHOy8InQnw-EU4zqScve641AIbrw/edit?usp=sharing</text:p>
              <text:p text:style-name="P1"/>
              <text:p text:style-name="P1"><text:s/>presentation pub https://docs.google.com/presentation/d/1PK4eC5TKZ8WyWRrHHOy8InQnw-EU4zqScve641AIbrw/pub?start=true&amp;loop=true&amp;delayms=3000</text:p>
              <text:p text:style-name="P1"/>
              <text:p text:style-name="P1"><text:s/>presentation view https://docs.google.com/presentation/d/1PK4eC5TKZ8WyWRrHHOy8InQnw-EU4zqScve641AIbrw/view</text:p>
              <text:p text:style-name="P1"/>
              <text:p text:style-name="P1"><text:s/>presentation html https://docs.google.com/presentation/d/1PK4eC5TKZ8WyWRrHHOy8InQnw-EU4zqScve641AIbrw/htmlpresent</text:p>
              <text:p text:style-name="P1"/>
              <text:p text:style-name="P1"><text:s/>calendar https://calendar.google.com/calendar/embed?src=d5f71c2ba8f15a5db0bdbe756a914c38ab583b02e898a3d9e1edc60da7908081@group.calendar.google.com</text:p>
              <text:p text:style-name="P1"/>
              <text:p text:style-name="P1"><text:s/>Calendar - All Day Event https://www.google.com/calendar/event?eid=aTUwaXJtODF1MnZyc3VhdW9jdm1la3ZvbDQ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bmx0OWFlNmxzcDdoZTFrdmRyaXIxbGVjcTA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a3VoMGVpdTg3a2hoajdvcjBma2dubm9kYms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aGlrZzF1dGg1dmJoNDBqOW9ldm1hZHZqN2cgZDVmNzFjMmJhOGYxNWE1ZGIwYmRiZTc1NmE5MTRjMzhhYjU4M2IwMmU4OThhM2Q5ZTFlZGM2MGRhNzkwODA4MUBncm91cC5jYWxlbmRhci5nb29nbGUuY29t</text:p>
              <text:p text:style-name="P1"/>
              <text:p text:style-name="P1"><text:s/>Calendar - All Day Event https://www.google.com/calendar/event?eid=MThibmU1NXNlYmR1bTlzOTdwa2ZvOGthdG8gZDVmNzFjMmJhOGYxNWE1ZGIwYmRiZTc1NmE5MTRjMzhhYjU4M2IwMmU4OThhM2Q5ZTFlZGM2MGRhNzkwODA4MU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dana-point-photo-booth-rental/home</text:p>
              <text:p text:style-name="P1"/>
              <text:p text:style-name="P1"><text:s/>folder top https://drive.google.com/drive/folders/1kHIJx5BSipfQF377OiDZ9hyiDo3FR8w0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pX_ERkWhGNFFQRT6H3uqPyZ7q-Be3q-3?usp=sharing</text:p>
              <text:p text:style-name="P1"/>
              <text:p text:style-name="P1"><text:s/>folder photos https://drive.google.com/drive/folders/1WftN0nJpMrk0RC9MJc8NogKx27Vhwcum?usp=sharing</text:p>
              <text:p text:style-name="P1"/>
              <text:p text:style-name="P1"><text:s/>folder pdfs https://drive.google.com/drive/folders/15ekKxOvq7NeEHtmNIglh1KWSV95NZik7?usp=sharing</text:p>
              <text:p text:style-name="P1"/>
              <text:p text:style-name="P1"><text:s/>folder slides https://drive.google.com/drive/folders/1c0cH3KqM8X_2v46aKRp_u-20c9U0TmUK?usp=sharing</text:p>
              <text:p text:style-name="P1"/>
              <text:p text:style-name="P1"><text:s/>photo https://drive.google.com/file/d/17plt4eLbW1-DeEE3rpkshxClCspjjSub/view?usp=sharing</text:p>
              <text:p text:style-name="P1"/>
              <text:p text:style-name="P1"><text:s/>photo https://drive.google.com/file/d/1fb4z3rWI1hAhsZvrSStRmwaHc8sflBiT/view?usp=sharing</text:p>
              <text:p text:style-name="P1"/>
              <text:p text:style-name="P1"><text:s/>spreadsheet https://docs.google.com/spreadsheets/d/1gsZCQxk-s8XRINnXuEEEz7IMumkUht-BiB39uQu6ji8/edit?usp=sharing</text:p>
              <text:p text:style-name="P1"/>
              <text:p text:style-name="P1"><text:s/>spreadsheet key https://docs.google.com/spreadsheet/pub?key=1gsZCQxk-s8XRINnXuEEEz7IMumkUht-BiB39uQu6ji8</text:p>
              <text:p text:style-name="P1"/>
              <text:p text:style-name="P1"><text:s/>spreadsheet pubhtml https://docs.google.com/spreadsheets/d/1gsZCQxk-s8XRINnXuEEEz7IMumkUht-BiB39uQu6ji8/pubhtml</text:p>
              <text:p text:style-name="P1"/>
              <text:p text:style-name="P1"><text:s/>spreadsheet pub https://docs.google.com/spreadsheets/d/1gsZCQxk-s8XRINnXuEEEz7IMumkUht-BiB39uQu6ji8/pub</text:p>
              <text:p text:style-name="P1"/>
              <text:p text:style-name="P1"><text:s/>spreadsheet view https://docs.google.com/spreadsheets/d/1gsZCQxk-s8XRINnXuEEEz7IMumkUht-BiB39uQu6ji8/view</text:p>
              <text:p text:style-name="P1"/>
              <text:p text:style-name="P1"><text:s/>form https://docs.google.com/forms/d/1xA-d_sIWMW7SwMt_ObgOBnCZ7tqXrq6BunYO0aAUWHI/edit?usp=sharing</text:p>
              <text:p text:style-name="P1"/>
              <text:p text:style-name="P1"><text:s/>drawing https://docs.google.com/drawings/d/1yG2RUUKSYsvnP3Pb7NhcPwk_N-3agKWhcfaSTjrzllg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lagunabeachphotoboothrentals/photo-booth-rental-laguna-beach</text:p>
              <text:p text:style-name="P1"/>
              <text:p text:style-name="P1"><text:s/>document https://docs.google.com/document/d/1aNNXGGAszRtNv3k4_epWemmVA_HIyyaMPWwy8d-fsm0/edit?usp=sharing</text:p>
              <text:p text:style-name="P1"/>
              <text:p text:style-name="P1"><text:s/>document pub https://docs.google.com/document/d/1aNNXGGAszRtNv3k4_epWemmVA_HIyyaMPWwy8d-fsm0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sites.google.com/view/dana-point-photo-booth-rental/home&quot;; image(&quot;https://api.qrserver.com/v1/create-qr-code/?size=150x150&amp;data=https://sites.google.com/view/dana-point-photo-booth-rental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dana-point-photo-booth-rental/home" xlink:type="simple">https://sites.google.com/view/dana-point-photo-booth-rental/home</text:a></text:p>
          </table:table-cell>
          <table:table-cell table:style-name="ce5" table:formula="of:=HYPERLINK(&quot;https://sites.google.com/view/dana-point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rive.google.com/drive/folders/1kHIJx5BSipfQF377OiDZ9hyiDo3FR8w0?usp=sharing&quot;; image(&quot;https://api.qrserver.com/v1/create-qr-code/?size=150x150&amp;data=https://drive.google.com/drive/folders/1kHIJx5BSipfQF377OiDZ9hyiDo3FR8w0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kHIJx5BSipfQF377OiDZ9hyiDo3FR8w0?usp=sharing" xlink:type="simple">https://drive.google.com/drive/folders/1kHIJx5BSipfQF377OiDZ9hyiDo3FR8w0?usp=sharing</text:a></text:p>
          </table:table-cell>
          <table:table-cell table:style-name="ce5" table:formula="of:=HYPERLINK(&quot;https://drive.google.com/drive/folders/1kHIJx5BSipfQF377OiDZ9hyiDo3FR8w0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news.google.com/rss/search?q=videobooth&quot;; image(&quot;https://api.qrserver.com/v1/create-qr-code/?size=150x150&amp;data=https://news.google.com/rss/search?q=vide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videobooth" xlink:type="simple">https://news.google.com/rss/search?q=videobooth</text:a></text:p>
          </table:table-cell>
          <table:table-cell table:style-name="ce5" table:formula="of:=HYPERLINK(&quot;https://news.google.com/rss/search?q=videoboot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Roaming photo booth rental Dana Point Articles</text:p>
          </table:table-cell>
          <table:table-cell table:style-name="ce3" table:formula="of:=HYPERLINK(&quot;https://drive.google.com/drive/folders/1pX_ERkWhGNFFQRT6H3uqPyZ7q-Be3q-3?usp=sharing&quot;; image(&quot;https://api.qrserver.com/v1/create-qr-code/?size=150x150&amp;data=https://drive.google.com/drive/folders/1pX_ERkWhGNFFQRT6H3uqPyZ7q-Be3q-3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pX_ERkWhGNFFQRT6H3uqPyZ7q-Be3q-3?usp=sharing" xlink:type="simple">https://drive.google.com/drive/folders/1pX_ERkWhGNFFQRT6H3uqPyZ7q-Be3q-3?usp=sharing</text:a></text:p>
          </table:table-cell>
          <table:table-cell table:style-name="ce5" table:formula="of:=HYPERLINK(&quot;https://drive.google.com/drive/folders/1pX_ERkWhGNFFQRT6H3uqPyZ7q-Be3q-3?usp=sharing&quot;;&quot;Roaming photo booth rental Dana Point Articles&quot;)" office:value-type="string" office:string-value="Roaming photo booth rental Dana Point Articles" calcext:value-type="string">
            <text:p>Roaming photo booth rental Dana Point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Roaming photo booth rental Dana Point Photos</text:p>
          </table:table-cell>
          <table:table-cell table:style-name="ce3" table:formula="of:=HYPERLINK(&quot;https://drive.google.com/drive/folders/1WftN0nJpMrk0RC9MJc8NogKx27Vhwcum?usp=sharing&quot;; image(&quot;https://api.qrserver.com/v1/create-qr-code/?size=150x150&amp;data=https://drive.google.com/drive/folders/1WftN0nJpMrk0RC9MJc8NogKx27Vhwcum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WftN0nJpMrk0RC9MJc8NogKx27Vhwcum?usp=sharing" xlink:type="simple">https://drive.google.com/drive/folders/1WftN0nJpMrk0RC9MJc8NogKx27Vhwcum?usp=sharing</text:a></text:p>
          </table:table-cell>
          <table:table-cell table:style-name="ce5" table:formula="of:=HYPERLINK(&quot;https://drive.google.com/drive/folders/1WftN0nJpMrk0RC9MJc8NogKx27Vhwcum?usp=sharing&quot;;&quot;Roaming photo booth rental Dana Point Photos&quot;)" office:value-type="string" office:string-value="Roaming photo booth rental Dana Point Photos" calcext:value-type="string">
            <text:p>Roaming photo booth rental Dana Point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Roaming photo booth rental Dana Point PDFs</text:p>
          </table:table-cell>
          <table:table-cell table:style-name="ce3" table:formula="of:=HYPERLINK(&quot;https://drive.google.com/drive/folders/15ekKxOvq7NeEHtmNIglh1KWSV95NZik7?usp=sharing&quot;; image(&quot;https://api.qrserver.com/v1/create-qr-code/?size=150x150&amp;data=https://drive.google.com/drive/folders/15ekKxOvq7NeEHtmNIglh1KWSV95NZik7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5ekKxOvq7NeEHtmNIglh1KWSV95NZik7?usp=sharing" xlink:type="simple">https://drive.google.com/drive/folders/15ekKxOvq7NeEHtmNIglh1KWSV95NZik7?usp=sharing</text:a></text:p>
          </table:table-cell>
          <table:table-cell table:style-name="ce5" table:formula="of:=HYPERLINK(&quot;https://drive.google.com/drive/folders/15ekKxOvq7NeEHtmNIglh1KWSV95NZik7?usp=sharing&quot;;&quot;Roaming photo booth rental Dana Point PDFs&quot;)" office:value-type="string" office:string-value="Roaming photo booth rental Dana Point PDFs" calcext:value-type="string">
            <text:p>Roaming photo booth rental Dana Point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Roaming photo booth rental Dana Point Slides</text:p>
          </table:table-cell>
          <table:table-cell table:style-name="ce3" table:formula="of:=HYPERLINK(&quot;https://drive.google.com/drive/folders/1c0cH3KqM8X_2v46aKRp_u-20c9U0TmUK?usp=sharing&quot;; image(&quot;https://api.qrserver.com/v1/create-qr-code/?size=150x150&amp;data=https://drive.google.com/drive/folders/1c0cH3KqM8X_2v46aKRp_u-20c9U0TmUK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c0cH3KqM8X_2v46aKRp_u-20c9U0TmUK?usp=sharing" xlink:type="simple">https://drive.google.com/drive/folders/1c0cH3KqM8X_2v46aKRp_u-20c9U0TmUK?usp=sharing</text:a></text:p>
          </table:table-cell>
          <table:table-cell table:style-name="ce5" table:formula="of:=HYPERLINK(&quot;https://drive.google.com/drive/folders/1c0cH3KqM8X_2v46aKRp_u-20c9U0TmUK?usp=sharing&quot;;&quot;Roaming photo booth rental Dana Point Slides&quot;)" office:value-type="string" office:string-value="Roaming photo booth rental Dana Point Slides" calcext:value-type="string">
            <text:p>Roaming photo booth rental Dana Point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rive.google.com/file/d/17plt4eLbW1-DeEE3rpkshxClCspjjSub/view?usp=sharing&quot;; image(&quot;https://api.qrserver.com/v1/create-qr-code/?size=150x150&amp;data=https://drive.google.com/file/d/17plt4eLbW1-DeEE3rpkshxClCspjjSu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7plt4eLbW1-DeEE3rpkshxClCspjjSub/view?usp=sharing" xlink:type="simple">https://drive.google.com/file/d/17plt4eLbW1-DeEE3rpkshxClCspjjSub/view?usp=sharing</text:a></text:p>
          </table:table-cell>
          <table:table-cell table:style-name="ce5" table:formula="of:=HYPERLINK(&quot;https://drive.google.com/file/d/17plt4eLbW1-DeEE3rpkshxClCspjjSub/view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rive.google.com/file/d/1fb4z3rWI1hAhsZvrSStRmwaHc8sflBiT/view?usp=sharing&quot;; image(&quot;https://api.qrserver.com/v1/create-qr-code/?size=150x150&amp;data=https://drive.google.com/file/d/1fb4z3rWI1hAhsZvrSStRmwaHc8sflBiT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fb4z3rWI1hAhsZvrSStRmwaHc8sflBiT/view?usp=sharing" xlink:type="simple">https://drive.google.com/file/d/1fb4z3rWI1hAhsZvrSStRmwaHc8sflBiT/view?usp=sharing</text:a></text:p>
          </table:table-cell>
          <table:table-cell table:style-name="ce5" table:formula="of:=HYPERLINK(&quot;https://drive.google.com/file/d/1fb4z3rWI1hAhsZvrSStRmwaHc8sflBiT/view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ocs.google.com/spreadsheets/d/1gsZCQxk-s8XRINnXuEEEz7IMumkUht-BiB39uQu6ji8/edit?usp=sharing&quot;; image(&quot;https://api.qrserver.com/v1/create-qr-code/?size=150x150&amp;data=https://docs.google.com/spreadsheets/d/1gsZCQxk-s8XRINnXuEEEz7IMumkUht-BiB39uQu6ji8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?usp=sharing" xlink:type="simple">https://docs.google.com/spreadsheets/d/1gsZCQxk-s8XRINnXuEEEz7IMumkUht-BiB39uQu6ji8/edit?usp=sharing</text:a></text:p>
          </table:table-cell>
          <table:table-cell table:style-name="ce5" table:formula="of:=HYPERLINK(&quot;https://docs.google.com/spreadsheets/d/1gsZCQxk-s8XRINnXuEEEz7IMumkUht-BiB39uQu6ji8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Roaming photo booth rental Dana Point key</text:p>
          </table:table-cell>
          <table:table-cell table:style-name="ce3" table:formula="of:=HYPERLINK(&quot;https://docs.google.com/spreadsheet/pub?key=1gsZCQxk-s8XRINnXuEEEz7IMumkUht-BiB39uQu6ji8&quot;; image(&quot;https://api.qrserver.com/v1/create-qr-code/?size=150x150&amp;data=https://docs.google.com/spreadsheet/pub?key=1gsZCQxk-s8XRINnXuEEEz7IMumkUht-BiB39uQu6ji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gsZCQxk-s8XRINnXuEEEz7IMumkUht-BiB39uQu6ji8" xlink:type="simple">https://docs.google.com/spreadsheet/pub?key=1gsZCQxk-s8XRINnXuEEEz7IMumkUht-BiB39uQu6ji8</text:a></text:p>
          </table:table-cell>
          <table:table-cell table:style-name="ce5" table:formula="of:=HYPERLINK(&quot;https://docs.google.com/spreadsheets/d/1gsZCQxk-s8XRINnXuEEEz7IMumkUht-BiB39uQu6ji8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Roaming photo booth rental Dana Point pubhtml</text:p>
          </table:table-cell>
          <table:table-cell table:style-name="ce3" table:formula="of:=HYPERLINK(&quot;https://docs.google.com/spreadsheets/d/1gsZCQxk-s8XRINnXuEEEz7IMumkUht-BiB39uQu6ji8/pubhtml&quot;; image(&quot;https://api.qrserver.com/v1/create-qr-code/?size=150x150&amp;data=https://docs.google.com/spreadsheets/d/1gsZCQxk-s8XRINnXuEEEz7IMumkUht-BiB39uQu6ji8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pubhtml" xlink:type="simple">https://docs.google.com/spreadsheets/d/1gsZCQxk-s8XRINnXuEEEz7IMumkUht-BiB39uQu6ji8/pubhtml</text:a></text:p>
          </table:table-cell>
          <table:table-cell table:style-name="ce5" table:formula="of:=HYPERLINK(&quot;https://docs.google.com/spreadsheets/d/1gsZCQxk-s8XRINnXuEEEz7IMumkUht-BiB39uQu6ji8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Roaming photo booth rental Dana Point pub</text:p>
          </table:table-cell>
          <table:table-cell table:style-name="ce3" table:formula="of:=HYPERLINK(&quot;https://docs.google.com/spreadsheets/d/1gsZCQxk-s8XRINnXuEEEz7IMumkUht-BiB39uQu6ji8/pub&quot;; image(&quot;https://api.qrserver.com/v1/create-qr-code/?size=150x150&amp;data=https://docs.google.com/spreadsheets/d/1gsZCQxk-s8XRINnXuEEEz7IMumkUht-BiB39uQu6ji8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pub" xlink:type="simple">https://docs.google.com/spreadsheets/d/1gsZCQxk-s8XRINnXuEEEz7IMumkUht-BiB39uQu6ji8/pub</text:a></text:p>
          </table:table-cell>
          <table:table-cell table:style-name="ce5" table:formula="of:=HYPERLINK(&quot;https://docs.google.com/spreadsheets/d/1gsZCQxk-s8XRINnXuEEEz7IMumkUht-BiB39uQu6ji8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Roaming photo booth rental Dana Point view</text:p>
          </table:table-cell>
          <table:table-cell table:style-name="ce3" table:formula="of:=HYPERLINK(&quot;https://docs.google.com/spreadsheets/d/1gsZCQxk-s8XRINnXuEEEz7IMumkUht-BiB39uQu6ji8/view&quot;; image(&quot;https://api.qrserver.com/v1/create-qr-code/?size=150x150&amp;data=https://docs.google.com/spreadsheets/d/1gsZCQxk-s8XRINnXuEEEz7IMumkUht-BiB39uQu6ji8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view" xlink:type="simple">https://docs.google.com/spreadsheets/d/1gsZCQxk-s8XRINnXuEEEz7IMumkUht-BiB39uQu6ji8/view</text:a></text:p>
          </table:table-cell>
          <table:table-cell table:style-name="ce5" table:formula="of:=HYPERLINK(&quot;https://docs.google.com/spreadsheets/d/1gsZCQxk-s8XRINnXuEEEz7IMumkUht-BiB39uQu6ji8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ocs.google.com/forms/d/1xA-d_sIWMW7SwMt_ObgOBnCZ7tqXrq6BunYO0aAUWHI/edit?usp=sharing&quot;; image(&quot;https://api.qrserver.com/v1/create-qr-code/?size=150x150&amp;data=https://docs.google.com/forms/d/1xA-d_sIWMW7SwMt_ObgOBnCZ7tqXrq6BunYO0aAUWH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xA-d_sIWMW7SwMt_ObgOBnCZ7tqXrq6BunYO0aAUWHI/edit?usp=sharing" xlink:type="simple">https://docs.google.com/forms/d/1xA-d_sIWMW7SwMt_ObgOBnCZ7tqXrq6BunYO0aAUWHI/edit?usp=sharing</text:a></text:p>
          </table:table-cell>
          <table:table-cell table:style-name="ce5" table:formula="of:=HYPERLINK(&quot;https://docs.google.com/forms/d/1xA-d_sIWMW7SwMt_ObgOBnCZ7tqXrq6BunYO0aAUWHI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ocs.google.com/drawings/d/1yG2RUUKSYsvnP3Pb7NhcPwk_N-3agKWhcfaSTjrzllg/edit?usp=sharing&quot;; image(&quot;https://api.qrserver.com/v1/create-qr-code/?size=150x150&amp;data=https://docs.google.com/drawings/d/1yG2RUUKSYsvnP3Pb7NhcPwk_N-3agKWhcfaSTjrzllg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yG2RUUKSYsvnP3Pb7NhcPwk_N-3agKWhcfaSTjrzllg/edit?usp=sharing" xlink:type="simple">https://docs.google.com/drawings/d/1yG2RUUKSYsvnP3Pb7NhcPwk_N-3agKWhcfaSTjrzllg/edit?usp=sharing</text:a></text:p>
          </table:table-cell>
          <table:table-cell table:style-name="ce5" table:formula="of:=HYPERLINK(&quot;https://docs.google.com/drawings/d/1yG2RUUKSYsvnP3Pb7NhcPwk_N-3agKWhcfaSTjrzllg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lagunabeachphotoboothrentals/photo-booth-rental-laguna-beach&quot;; image(&quot;https://api.qrserver.com/v1/create-qr-code/?size=150x150&amp;data=https://sites.google.com/view/lagunabeachphotoboothrentals/photo-booth-rental-laguna-beac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ocs.google.com/document/d/1aNNXGGAszRtNv3k4_epWemmVA_HIyyaMPWwy8d-fsm0/edit?usp=sharing&quot;; image(&quot;https://api.qrserver.com/v1/create-qr-code/?size=150x150&amp;data=https://docs.google.com/document/d/1aNNXGGAszRtNv3k4_epWemmVA_HIyyaMPWwy8d-fsm0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NNXGGAszRtNv3k4_epWemmVA_HIyyaMPWwy8d-fsm0/edit?usp=sharing" xlink:type="simple">https://docs.google.com/document/d/1aNNXGGAszRtNv3k4_epWemmVA_HIyyaMPWwy8d-fsm0/edit?usp=sharing</text:a></text:p>
          </table:table-cell>
          <table:table-cell table:style-name="ce5" table:formula="of:=HYPERLINK(&quot;https://docs.google.com/document/d/1aNNXGGAszRtNv3k4_epWemmVA_HIyyaMPWwy8d-fsm0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Dana Point pub</text:p>
          </table:table-cell>
          <table:table-cell table:style-name="ce3" table:formula="of:=HYPERLINK(&quot;https://docs.google.com/document/d/1aNNXGGAszRtNv3k4_epWemmVA_HIyyaMPWwy8d-fsm0/pub&quot;; image(&quot;https://api.qrserver.com/v1/create-qr-code/?size=150x150&amp;data=https://docs.google.com/document/d/1aNNXGGAszRtNv3k4_epWemmVA_HIyyaMPWwy8d-fsm0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NNXGGAszRtNv3k4_epWemmVA_HIyyaMPWwy8d-fsm0/pub" xlink:type="simple">https://docs.google.com/document/d/1aNNXGGAszRtNv3k4_epWemmVA_HIyyaMPWwy8d-fsm0/pub</text:a></text:p>
          </table:table-cell>
          <table:table-cell table:style-name="ce5" table:formula="of:=HYPERLINK(&quot;https://docs.google.com/document/d/1aNNXGGAszRtNv3k4_epWemmVA_HIyyaMPWwy8d-fsm0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Dana Point view</text:p>
          </table:table-cell>
          <table:table-cell table:style-name="ce3" table:formula="of:=HYPERLINK(&quot;https://docs.google.com/document/d/1aNNXGGAszRtNv3k4_epWemmVA_HIyyaMPWwy8d-fsm0/view&quot;; image(&quot;https://api.qrserver.com/v1/create-qr-code/?size=150x150&amp;data=https://docs.google.com/document/d/1aNNXGGAszRtNv3k4_epWemmVA_HIyyaMPWwy8d-fsm0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NNXGGAszRtNv3k4_epWemmVA_HIyyaMPWwy8d-fsm0/view" xlink:type="simple">https://docs.google.com/document/d/1aNNXGGAszRtNv3k4_epWemmVA_HIyyaMPWwy8d-fsm0/view</text:a></text:p>
          </table:table-cell>
          <table:table-cell table:style-name="ce5" table:formula="of:=HYPERLINK(&quot;https://docs.google.com/document/d/1aNNXGGAszRtNv3k4_epWemmVA_HIyyaMPWwy8d-fsm0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docs.google.com/presentation/d/1PK4eC5TKZ8WyWRrHHOy8InQnw-EU4zqScve641AIbrw/edit?usp=sharing&quot;; image(&quot;https://api.qrserver.com/v1/create-qr-code/?size=150x150&amp;data=https://docs.google.com/presentation/d/1PK4eC5TKZ8WyWRrHHOy8InQnw-EU4zqScve641AIbr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PK4eC5TKZ8WyWRrHHOy8InQnw-EU4zqScve641AIbrw/edit?usp=sharing" xlink:type="simple">https://docs.google.com/presentation/d/1PK4eC5TKZ8WyWRrHHOy8InQnw-EU4zqScve641AIbrw/edit?usp=sharing</text:a></text:p>
          </table:table-cell>
          <table:table-cell table:style-name="ce5" table:formula="of:=HYPERLINK(&quot;https://docs.google.com/presentation/d/1PK4eC5TKZ8WyWRrHHOy8InQnw-EU4zqScve641AIbrw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Roaming photo booth rental Dana Point pub</text:p>
          </table:table-cell>
          <table:table-cell table:style-name="ce3" table:formula="of:=HYPERLINK(&quot;https://docs.google.com/presentation/d/1PK4eC5TKZ8WyWRrHHOy8InQnw-EU4zqScve641AIbrw/pub?start=true&amp;loop=true&amp;delayms=3000&quot;; image(&quot;https://api.qrserver.com/v1/create-qr-code/?size=150x150&amp;data=https://docs.google.com/presentation/d/1PK4eC5TKZ8WyWRrHHOy8InQnw-EU4zqScve641AIbrw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PK4eC5TKZ8WyWRrHHOy8InQnw-EU4zqScve641AIbrw/pub?start=true&amp;loop=true&amp;delayms=3000" xlink:type="simple">https://docs.google.com/presentation/d/1PK4eC5TKZ8WyWRrHHOy8InQnw-EU4zqScve641AIbrw/pub?start=true&amp;loop=true&amp;delayms=3000</text:a></text:p>
          </table:table-cell>
          <table:table-cell table:style-name="ce5" table:formula="of:=HYPERLINK(&quot;https://docs.google.com/presentation/d/1PK4eC5TKZ8WyWRrHHOy8InQnw-EU4zqScve641AIbrw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Roaming photo booth rental Dana Point view</text:p>
          </table:table-cell>
          <table:table-cell table:style-name="ce3" table:formula="of:=HYPERLINK(&quot;https://docs.google.com/presentation/d/1PK4eC5TKZ8WyWRrHHOy8InQnw-EU4zqScve641AIbrw/view&quot;; image(&quot;https://api.qrserver.com/v1/create-qr-code/?size=150x150&amp;data=https://docs.google.com/presentation/d/1PK4eC5TKZ8WyWRrHHOy8InQnw-EU4zqScve641AIbrw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PK4eC5TKZ8WyWRrHHOy8InQnw-EU4zqScve641AIbrw/view" xlink:type="simple">https://docs.google.com/presentation/d/1PK4eC5TKZ8WyWRrHHOy8InQnw-EU4zqScve641AIbrw/view</text:a></text:p>
          </table:table-cell>
          <table:table-cell table:style-name="ce5" table:formula="of:=HYPERLINK(&quot;https://docs.google.com/presentation/d/1PK4eC5TKZ8WyWRrHHOy8InQnw-EU4zqScve641AIbrw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Roaming photo booth rental Dana Point html</text:p>
          </table:table-cell>
          <table:table-cell table:style-name="ce3" table:formula="of:=HYPERLINK(&quot;https://docs.google.com/presentation/d/1PK4eC5TKZ8WyWRrHHOy8InQnw-EU4zqScve641AIbrw/htmlpresent&quot;; image(&quot;https://api.qrserver.com/v1/create-qr-code/?size=150x150&amp;data=https://docs.google.com/presentation/d/1PK4eC5TKZ8WyWRrHHOy8InQnw-EU4zqScve641AIbrw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PK4eC5TKZ8WyWRrHHOy8InQnw-EU4zqScve641AIbrw/htmlpresent" xlink:type="simple">https://docs.google.com/presentation/d/1PK4eC5TKZ8WyWRrHHOy8InQnw-EU4zqScve641AIbrw/htmlpresent</text:a></text:p>
          </table:table-cell>
          <table:table-cell table:style-name="ce5" table:formula="of:=HYPERLINK(&quot;https://docs.google.com/presentation/d/1PK4eC5TKZ8WyWRrHHOy8InQnw-EU4zqScve641AIbrw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Roaming photo booth rental Dana Point</text:p>
          </table:table-cell>
          <table:table-cell table:style-name="ce3" table:formula="of:=HYPERLINK(&quot;https://calendar.google.com/calendar/embed?src=d5f71c2ba8f15a5db0bdbe756a914c38ab583b02e898a3d9e1edc60da7908081@group.calendar.google.com&quot;; image(&quot;https://api.qrserver.com/v1/create-qr-code/?size=150x150&amp;data=https://calendar.google.com/calendar/embed?src=d5f71c2ba8f15a5db0bdbe756a914c38ab583b02e898a3d9e1edc60da7908081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d5f71c2ba8f15a5db0bdbe756a914c38ab583b02e898a3d9e1edc60da7908081@group.calendar.google.com" xlink:type="simple">https://calendar.google.com/calendar/embed?src=d5f71c2ba8f15a5db0bdbe756a914c38ab583b02e898a3d9e1edc60da7908081@group.calendar.google.com</text:a></text:p>
          </table:table-cell>
          <table:table-cell table:style-name="ce5" table:formula="of:=HYPERLINK(&quot;https://calendar.google.com/calendar/embed?src=d5f71c2ba8f15a5db0bdbe756a914c38ab583b02e898a3d9e1edc60da7908081@group.calendar.google.com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aTUwaXJtODF1MnZyc3VhdW9jdm1la3ZvbDQgZDVmNzFjMmJhOGYxNWE1ZGIwYmRiZTc1NmE5MTRjMzhhYjU4M2IwMmU4OThhM2Q5ZTFlZGM2MGRhNzkwODA4MUBncm91cC5jYWxlbmRhci5nb29nbGUuY29t&quot;; image(&quot;https://api.qrserver.com/v1/create-qr-code/?size=150x150&amp;data=https://www.google.com/calendar/event?eid=aTUwaXJtODF1MnZyc3VhdW9jdm1la3ZvbDQ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TUwaXJtODF1MnZyc3VhdW9jdm1la3ZvbDQgZDVmNzFjMmJhOGYxNWE1ZGIwYmRiZTc1NmE5MTRjMzhhYjU4M2IwMmU4OThhM2Q5ZTFlZGM2MGRhNzkwODA4MUBncm91cC5jYWxlbmRhci5nb29nbGUuY29t" xlink:type="simple">https://www.google.com/calendar/event?eid=aTUwaXJtODF1MnZyc3VhdW9jdm1la3ZvbDQ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aTUwaXJtODF1MnZyc3VhdW9jdm1la3ZvbDQ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bmx0OWFlNmxzcDdoZTFrdmRyaXIxbGVjcTAgZDVmNzFjMmJhOGYxNWE1ZGIwYmRiZTc1NmE5MTRjMzhhYjU4M2IwMmU4OThhM2Q5ZTFlZGM2MGRhNzkwODA4MUBncm91cC5jYWxlbmRhci5nb29nbGUuY29t&quot;; image(&quot;https://api.qrserver.com/v1/create-qr-code/?size=150x150&amp;data=https://www.google.com/calendar/event?eid=bmx0OWFlNmxzcDdoZTFrdmRyaXIxbGVjcTA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mx0OWFlNmxzcDdoZTFrdmRyaXIxbGVjcTAgZDVmNzFjMmJhOGYxNWE1ZGIwYmRiZTc1NmE5MTRjMzhhYjU4M2IwMmU4OThhM2Q5ZTFlZGM2MGRhNzkwODA4MUBncm91cC5jYWxlbmRhci5nb29nbGUuY29t" xlink:type="simple">https://www.google.com/calendar/event?eid=bmx0OWFlNmxzcDdoZTFrdmRyaXIxbGVjcTA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bmx0OWFlNmxzcDdoZTFrdmRyaXIxbGVjcTA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a3VoMGVpdTg3a2hoajdvcjBma2dubm9kYmsgZDVmNzFjMmJhOGYxNWE1ZGIwYmRiZTc1NmE5MTRjMzhhYjU4M2IwMmU4OThhM2Q5ZTFlZGM2MGRhNzkwODA4MUBncm91cC5jYWxlbmRhci5nb29nbGUuY29t&quot;; image(&quot;https://api.qrserver.com/v1/create-qr-code/?size=150x150&amp;data=https://www.google.com/calendar/event?eid=a3VoMGVpdTg3a2hoajdvcjBma2dubm9kYms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3VoMGVpdTg3a2hoajdvcjBma2dubm9kYmsgZDVmNzFjMmJhOGYxNWE1ZGIwYmRiZTc1NmE5MTRjMzhhYjU4M2IwMmU4OThhM2Q5ZTFlZGM2MGRhNzkwODA4MUBncm91cC5jYWxlbmRhci5nb29nbGUuY29t" xlink:type="simple">https://www.google.com/calendar/event?eid=a3VoMGVpdTg3a2hoajdvcjBma2dubm9kYms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a3VoMGVpdTg3a2hoajdvcjBma2dubm9kYms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aGlrZzF1dGg1dmJoNDBqOW9ldm1hZHZqN2cgZDVmNzFjMmJhOGYxNWE1ZGIwYmRiZTc1NmE5MTRjMzhhYjU4M2IwMmU4OThhM2Q5ZTFlZGM2MGRhNzkwODA4MUBncm91cC5jYWxlbmRhci5nb29nbGUuY29t&quot;; image(&quot;https://api.qrserver.com/v1/create-qr-code/?size=150x150&amp;data=https://www.google.com/calendar/event?eid=aGlrZzF1dGg1dmJoNDBqOW9ldm1hZHZqN2c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GlrZzF1dGg1dmJoNDBqOW9ldm1hZHZqN2cgZDVmNzFjMmJhOGYxNWE1ZGIwYmRiZTc1NmE5MTRjMzhhYjU4M2IwMmU4OThhM2Q5ZTFlZGM2MGRhNzkwODA4MUBncm91cC5jYWxlbmRhci5nb29nbGUuY29t" xlink:type="simple">https://www.google.com/calendar/event?eid=aGlrZzF1dGg1dmJoNDBqOW9ldm1hZHZqN2c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aGlrZzF1dGg1dmJoNDBqOW9ldm1hZHZqN2c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MThibmU1NXNlYmR1bTlzOTdwa2ZvOGthdG8gZDVmNzFjMmJhOGYxNWE1ZGIwYmRiZTc1NmE5MTRjMzhhYjU4M2IwMmU4OThhM2Q5ZTFlZGM2MGRhNzkwODA4MUBncm91cC5jYWxlbmRhci5nb29nbGUuY29t&quot;; image(&quot;https://api.qrserver.com/v1/create-qr-code/?size=150x150&amp;data=https://www.google.com/calendar/event?eid=MThibmU1NXNlYmR1bTlzOTdwa2ZvOGthdG8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ThibmU1NXNlYmR1bTlzOTdwa2ZvOGthdG8gZDVmNzFjMmJhOGYxNWE1ZGIwYmRiZTc1NmE5MTRjMzhhYjU4M2IwMmU4OThhM2Q5ZTFlZGM2MGRhNzkwODA4MUBncm91cC5jYWxlbmRhci5nb29nbGUuY29t" xlink:type="simple">https://www.google.com/calendar/event?eid=MThibmU1NXNlYmR1bTlzOTdwa2ZvOGthdG8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MThibmU1NXNlYmR1bTlzOTdwa2ZvOGthdG8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cmxyZGw2cmdwYjNvcHVxb2xtMXZhdXBmZjAgZDVmNzFjMmJhOGYxNWE1ZGIwYmRiZTc1NmE5MTRjMzhhYjU4M2IwMmU4OThhM2Q5ZTFlZGM2MGRhNzkwODA4MUBncm91cC5jYWxlbmRhci5nb29nbGUuY29t&quot;; image(&quot;https://api.qrserver.com/v1/create-qr-code/?size=150x150&amp;data=https://www.google.com/calendar/event?eid=cmxyZGw2cmdwYjNvcHVxb2xtMXZhdXBmZjA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mxyZGw2cmdwYjNvcHVxb2xtMXZhdXBmZjAgZDVmNzFjMmJhOGYxNWE1ZGIwYmRiZTc1NmE5MTRjMzhhYjU4M2IwMmU4OThhM2Q5ZTFlZGM2MGRhNzkwODA4MUBncm91cC5jYWxlbmRhci5nb29nbGUuY29t" xlink:type="simple">https://www.google.com/calendar/event?eid=cmxyZGw2cmdwYjNvcHVxb2xtMXZhdXBmZjA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cmxyZGw2cmdwYjNvcHVxb2xtMXZhdXBmZjA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bmF0NjU0dHNpcG9iZ25zcGtxM2NjM25rYWsgZDVmNzFjMmJhOGYxNWE1ZGIwYmRiZTc1NmE5MTRjMzhhYjU4M2IwMmU4OThhM2Q5ZTFlZGM2MGRhNzkwODA4MUBncm91cC5jYWxlbmRhci5nb29nbGUuY29t&quot;; image(&quot;https://api.qrserver.com/v1/create-qr-code/?size=150x150&amp;data=https://www.google.com/calendar/event?eid=bmF0NjU0dHNpcG9iZ25zcGtxM2NjM25rYWs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mF0NjU0dHNpcG9iZ25zcGtxM2NjM25rYWsgZDVmNzFjMmJhOGYxNWE1ZGIwYmRiZTc1NmE5MTRjMzhhYjU4M2IwMmU4OThhM2Q5ZTFlZGM2MGRhNzkwODA4MUBncm91cC5jYWxlbmRhci5nb29nbGUuY29t" xlink:type="simple">https://www.google.com/calendar/event?eid=bmF0NjU0dHNpcG9iZ25zcGtxM2NjM25rYWs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bmF0NjU0dHNpcG9iZ25zcGtxM2NjM25rYWs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YnU5cDUyOWh2MTMyN2lhZ2NqZ21xaXZxNW8gZDVmNzFjMmJhOGYxNWE1ZGIwYmRiZTc1NmE5MTRjMzhhYjU4M2IwMmU4OThhM2Q5ZTFlZGM2MGRhNzkwODA4MUBncm91cC5jYWxlbmRhci5nb29nbGUuY29t&quot;; image(&quot;https://api.qrserver.com/v1/create-qr-code/?size=150x150&amp;data=https://www.google.com/calendar/event?eid=YnU5cDUyOWh2MTMyN2lhZ2NqZ21xaXZxNW8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nU5cDUyOWh2MTMyN2lhZ2NqZ21xaXZxNW8gZDVmNzFjMmJhOGYxNWE1ZGIwYmRiZTc1NmE5MTRjMzhhYjU4M2IwMmU4OThhM2Q5ZTFlZGM2MGRhNzkwODA4MUBncm91cC5jYWxlbmRhci5nb29nbGUuY29t" xlink:type="simple">https://www.google.com/calendar/event?eid=YnU5cDUyOWh2MTMyN2lhZ2NqZ21xaXZxNW8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YnU5cDUyOWh2MTMyN2lhZ2NqZ21xaXZxNW8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dmpmYWJyajlyYmRsNG85ZnMxZGlraDAxamMgZDVmNzFjMmJhOGYxNWE1ZGIwYmRiZTc1NmE5MTRjMzhhYjU4M2IwMmU4OThhM2Q5ZTFlZGM2MGRhNzkwODA4MUBncm91cC5jYWxlbmRhci5nb29nbGUuY29t&quot;; image(&quot;https://api.qrserver.com/v1/create-qr-code/?size=150x150&amp;data=https://www.google.com/calendar/event?eid=dmpmYWJyajlyYmRsNG85ZnMxZGlraDAxamM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mpmYWJyajlyYmRsNG85ZnMxZGlraDAxamMgZDVmNzFjMmJhOGYxNWE1ZGIwYmRiZTc1NmE5MTRjMzhhYjU4M2IwMmU4OThhM2Q5ZTFlZGM2MGRhNzkwODA4MUBncm91cC5jYWxlbmRhci5nb29nbGUuY29t" xlink:type="simple">https://www.google.com/calendar/event?eid=dmpmYWJyajlyYmRsNG85ZnMxZGlraDAxamM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dmpmYWJyajlyYmRsNG85ZnMxZGlraDAxamM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dWZzcmdqa2N0dTQ0ODVmdGl0OHVmOXVnNzQgZDVmNzFjMmJhOGYxNWE1ZGIwYmRiZTc1NmE5MTRjMzhhYjU4M2IwMmU4OThhM2Q5ZTFlZGM2MGRhNzkwODA4MUBncm91cC5jYWxlbmRhci5nb29nbGUuY29t&quot;; image(&quot;https://api.qrserver.com/v1/create-qr-code/?size=150x150&amp;data=https://www.google.com/calendar/event?eid=dWZzcmdqa2N0dTQ0ODVmdGl0OHVmOXVnNzQ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WZzcmdqa2N0dTQ0ODVmdGl0OHVmOXVnNzQgZDVmNzFjMmJhOGYxNWE1ZGIwYmRiZTc1NmE5MTRjMzhhYjU4M2IwMmU4OThhM2Q5ZTFlZGM2MGRhNzkwODA4MUBncm91cC5jYWxlbmRhci5nb29nbGUuY29t" xlink:type="simple">https://www.google.com/calendar/event?eid=dWZzcmdqa2N0dTQ0ODVmdGl0OHVmOXVnNzQ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dWZzcmdqa2N0dTQ0ODVmdGl0OHVmOXVnNzQ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cDBtNTZtM3FwNG4wc2s2Mjg2ajBkdWVwdGcgZDVmNzFjMmJhOGYxNWE1ZGIwYmRiZTc1NmE5MTRjMzhhYjU4M2IwMmU4OThhM2Q5ZTFlZGM2MGRhNzkwODA4MUBncm91cC5jYWxlbmRhci5nb29nbGUuY29t&quot;; image(&quot;https://api.qrserver.com/v1/create-qr-code/?size=150x150&amp;data=https://www.google.com/calendar/event?eid=cDBtNTZtM3FwNG4wc2s2Mjg2ajBkdWVwdGc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DBtNTZtM3FwNG4wc2s2Mjg2ajBkdWVwdGcgZDVmNzFjMmJhOGYxNWE1ZGIwYmRiZTc1NmE5MTRjMzhhYjU4M2IwMmU4OThhM2Q5ZTFlZGM2MGRhNzkwODA4MUBncm91cC5jYWxlbmRhci5nb29nbGUuY29t" xlink:type="simple">https://www.google.com/calendar/event?eid=cDBtNTZtM3FwNG4wc2s2Mjg2ajBkdWVwdGc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cDBtNTZtM3FwNG4wc2s2Mjg2ajBkdWVwdGc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ZzFvM3JsbmxlMDlvOWNnczhmam8zMWVycDggZDVmNzFjMmJhOGYxNWE1ZGIwYmRiZTc1NmE5MTRjMzhhYjU4M2IwMmU4OThhM2Q5ZTFlZGM2MGRhNzkwODA4MUBncm91cC5jYWxlbmRhci5nb29nbGUuY29t&quot;; image(&quot;https://api.qrserver.com/v1/create-qr-code/?size=150x150&amp;data=https://www.google.com/calendar/event?eid=ZzFvM3JsbmxlMDlvOWNnczhmam8zMWVycDg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zFvM3JsbmxlMDlvOWNnczhmam8zMWVycDggZDVmNzFjMmJhOGYxNWE1ZGIwYmRiZTc1NmE5MTRjMzhhYjU4M2IwMmU4OThhM2Q5ZTFlZGM2MGRhNzkwODA4MUBncm91cC5jYWxlbmRhci5nb29nbGUuY29t" xlink:type="simple">https://www.google.com/calendar/event?eid=ZzFvM3JsbmxlMDlvOWNnczhmam8zMWVycDg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ZzFvM3JsbmxlMDlvOWNnczhmam8zMWVycDg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Dana Point - Event</text:p>
          </table:table-cell>
          <table:table-cell table:style-name="ce3" table:formula="of:=HYPERLINK(&quot;https://www.google.com/calendar/event?eid=bmNkYTZhZDEwMTQwdXViNTNwYmJzZ2QzazAgZDVmNzFjMmJhOGYxNWE1ZGIwYmRiZTc1NmE5MTRjMzhhYjU4M2IwMmU4OThhM2Q5ZTFlZGM2MGRhNzkwODA4MUBncm91cC5jYWxlbmRhci5nb29nbGUuY29t&quot;; image(&quot;https://api.qrserver.com/v1/create-qr-code/?size=150x150&amp;data=https://www.google.com/calendar/event?eid=bmNkYTZhZDEwMTQwdXViNTNwYmJzZ2QzazAgZDVmNzFjMmJhOGYxNWE1ZGIwYmRiZTc1NmE5MTRjMzhhYjU4M2IwMmU4OThhM2Q5ZTFlZGM2MGRhNzkwODA4M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mNkYTZhZDEwMTQwdXViNTNwYmJzZ2QzazAgZDVmNzFjMmJhOGYxNWE1ZGIwYmRiZTc1NmE5MTRjMzhhYjU4M2IwMmU4OThhM2Q5ZTFlZGM2MGRhNzkwODA4MUBncm91cC5jYWxlbmRhci5nb29nbGUuY29t" xlink:type="simple">https://www.google.com/calendar/event?eid=bmNkYTZhZDEwMTQwdXViNTNwYmJzZ2QzazAgZDVmNzFjMmJhOGYxNWE1ZGIwYmRiZTc1NmE5MTRjMzhhYjU4M2IwMmU4OThhM2Q5ZTFlZGM2MGRhNzkwODA4MUBncm91cC5jYWxlbmRhci5nb29nbGUuY29t</text:a></text:p>
          </table:table-cell>
          <table:table-cell table:style-name="ce5" table:formula="of:=HYPERLINK(&quot;https://www.google.com/calendar/event?eid=bmNkYTZhZDEwMTQwdXViNTNwYmJzZ2QzazAgZDVmNzFjMmJhOGYxNWE1ZGIwYmRiZTc1NmE5MTRjMzhhYjU4M2IwMmU4OThhM2Q5ZTFlZGM2MGRhNzkwODA4MUBncm91cC5jYWxlbmRhci5nb29nbGUuY29t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youtu.be/1-dEkZNtZHI&quot;; image(&quot;https://api.qrserver.com/v1/create-qr-code/?size=150x150&amp;data=https://youtu.be/1-dEkZNtZH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-dEkZNtZHI" xlink:type="simple">https://youtu.be/1-dEkZNtZHI</text:a></text:p>
          </table:table-cell>
          <table:table-cell table:style-name="ce5" table:formula="of:=HYPERLINK(&quot;https://youtu.be/1-dEkZNtZHI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youtu.be/FPsGz17-j10&quot;; image(&quot;https://api.qrserver.com/v1/create-qr-code/?size=150x150&amp;data=https://youtu.be/FPsGz17-j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FPsGz17-j10" xlink:type="simple">https://youtu.be/FPsGz17-j10</text:a></text:p>
          </table:table-cell>
          <table:table-cell table:style-name="ce5" table:formula="of:=HYPERLINK(&quot;https://youtu.be/FPsGz17-j10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youtu.be/EmCLBIu0R2I&quot;; image(&quot;https://api.qrserver.com/v1/create-qr-code/?size=150x150&amp;data=https://youtu.be/EmCLBIu0R2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mCLBIu0R2I" xlink:type="simple">https://youtu.be/EmCLBIu0R2I</text:a></text:p>
          </table:table-cell>
          <table:table-cell table:style-name="ce5" table:formula="of:=HYPERLINK(&quot;https://youtu.be/EmCLBIu0R2I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youtu.be/10hlB0RTfVM&quot;; image(&quot;https://api.qrserver.com/v1/create-qr-code/?size=150x150&amp;data=https://youtu.be/10hlB0RTf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0hlB0RTfVM" xlink:type="simple">https://youtu.be/10hlB0RTfVM</text:a></text:p>
          </table:table-cell>
          <table:table-cell table:style-name="ce5" table:formula="of:=HYPERLINK(&quot;https://youtu.be/10hlB0RTfVM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Dana Point</text:p>
          </table:table-cell>
          <table:table-cell table:style-name="ce3" table:formula="of:=HYPERLINK(&quot;https://youtube.com/shorts/qQoPCFKxJzE&quot;; image(&quot;https://api.qrserver.com/v1/create-qr-code/?size=150x150&amp;data=https://youtube.com/shorts/qQoPCFKxJz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be.com/shorts/qQoPCFKxJzE" xlink:type="simple">https://youtube.com/shorts/qQoPCFKxJzE</text:a></text:p>
          </table:table-cell>
          <table:table-cell table:style-name="ce5" table:formula="of:=HYPERLINK(&quot;https://youtube.com/shorts/qQoPCFKxJz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gsZCQxk-s8XRINnXuEEEz7IMumkUht-BiB39uQu6ji8/edit#gid=0&quot;; image(&quot;https://api.qrserver.com/v1/create-qr-code/?size=150x150&amp;data=https://docs.google.com/spreadsheets/d/1gsZCQxk-s8XRINnXuEEEz7IMumkUht-BiB39uQu6ji8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#gid=0" xlink:type="simple">https://docs.google.com/spreadsheets/d/1gsZCQxk-s8XRINnXuEEEz7IMumkUht-BiB39uQu6ji8/edit#gid=0</text:a></text:p>
          </table:table-cell>
          <table:table-cell table:style-name="ce5" table:formula="of:=HYPERLINK(&quot;https://docs.google.com/spreadsheets/d/1gsZCQxk-s8XRINnXuEEEz7IMumkUht-BiB39uQu6ji8/edit#gid=0&quot;;&quot;Roaming photo booth rental Dana Point Sheet1&quot;)" office:value-type="string" office:string-value="Roaming photo booth rental Dana Point Sheet1" calcext:value-type="string">
            <text:p>Roaming photo booth rental Dana Point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gsZCQxk-s8XRINnXuEEEz7IMumkUht-BiB39uQu6ji8/edit#gid=1695908910&quot;; image(&quot;https://api.qrserver.com/v1/create-qr-code/?size=150x150&amp;data=https://docs.google.com/spreadsheets/d/1gsZCQxk-s8XRINnXuEEEz7IMumkUht-BiB39uQu6ji8/edit#gid=16959089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#gid=1695908910" xlink:type="simple">https://docs.google.com/spreadsheets/d/1gsZCQxk-s8XRINnXuEEEz7IMumkUht-BiB39uQu6ji8/edit#gid=1695908910</text:a></text:p>
          </table:table-cell>
          <table:table-cell table:style-name="ce5" table:formula="of:=HYPERLINK(&quot;https://docs.google.com/spreadsheets/d/1gsZCQxk-s8XRINnXuEEEz7IMumkUht-BiB39uQu6ji8/edit#gid=1695908910&quot;;&quot;Roaming photo booth rental Dana Point Keywords&quot;)" office:value-type="string" office:string-value="Roaming photo booth rental Dana Point Keywords" calcext:value-type="string">
            <text:p>Roaming photo booth rental Dana Point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gsZCQxk-s8XRINnXuEEEz7IMumkUht-BiB39uQu6ji8/edit#gid=954646260&quot;; image(&quot;https://api.qrserver.com/v1/create-qr-code/?size=150x150&amp;data=https://docs.google.com/spreadsheets/d/1gsZCQxk-s8XRINnXuEEEz7IMumkUht-BiB39uQu6ji8/edit#gid=95464626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#gid=954646260" xlink:type="simple">https://docs.google.com/spreadsheets/d/1gsZCQxk-s8XRINnXuEEEz7IMumkUht-BiB39uQu6ji8/edit#gid=954646260</text:a></text:p>
          </table:table-cell>
          <table:table-cell table:style-name="ce5" table:formula="of:=HYPERLINK(&quot;https://docs.google.com/spreadsheets/d/1gsZCQxk-s8XRINnXuEEEz7IMumkUht-BiB39uQu6ji8/edit#gid=954646260&quot;;&quot;Roaming photo booth rental Dana Point Content&quot;)" office:value-type="string" office:string-value="Roaming photo booth rental Dana Point Content" calcext:value-type="string">
            <text:p>Roaming photo booth rental Dana Point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gsZCQxk-s8XRINnXuEEEz7IMumkUht-BiB39uQu6ji8/edit#gid=647662960&quot;; image(&quot;https://api.qrserver.com/v1/create-qr-code/?size=150x150&amp;data=https://docs.google.com/spreadsheets/d/1gsZCQxk-s8XRINnXuEEEz7IMumkUht-BiB39uQu6ji8/edit#gid=64766296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#gid=647662960" xlink:type="simple">https://docs.google.com/spreadsheets/d/1gsZCQxk-s8XRINnXuEEEz7IMumkUht-BiB39uQu6ji8/edit#gid=647662960</text:a></text:p>
          </table:table-cell>
          <table:table-cell table:style-name="ce5" table:formula="of:=HYPERLINK(&quot;https://docs.google.com/spreadsheets/d/1gsZCQxk-s8XRINnXuEEEz7IMumkUht-BiB39uQu6ji8/edit#gid=647662960&quot;;&quot;Roaming photo booth rental Dana Point Calendar Events&quot;)" office:value-type="string" office:string-value="Roaming photo booth rental Dana Point Calendar Events" calcext:value-type="string">
            <text:p>Roaming photo booth rental Dana Point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gsZCQxk-s8XRINnXuEEEz7IMumkUht-BiB39uQu6ji8/edit#gid=1926239084&quot;; image(&quot;https://api.qrserver.com/v1/create-qr-code/?size=150x150&amp;data=https://docs.google.com/spreadsheets/d/1gsZCQxk-s8XRINnXuEEEz7IMumkUht-BiB39uQu6ji8/edit#gid=192623908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#gid=1926239084" xlink:type="simple">https://docs.google.com/spreadsheets/d/1gsZCQxk-s8XRINnXuEEEz7IMumkUht-BiB39uQu6ji8/edit#gid=1926239084</text:a></text:p>
          </table:table-cell>
          <table:table-cell table:style-name="ce5" table:formula="of:=HYPERLINK(&quot;https://docs.google.com/spreadsheets/d/1gsZCQxk-s8XRINnXuEEEz7IMumkUht-BiB39uQu6ji8/edit#gid=1926239084&quot;;&quot;Roaming photo booth rental Dana Point RSS Feeds&quot;)" office:value-type="string" office:string-value="Roaming photo booth rental Dana Point RSS Feeds" calcext:value-type="string">
            <text:p>Roaming photo booth rental Dana Point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Roaming photo booth rental Dana Point HTML</text:p>
          </table:table-cell>
          <table:table-cell/>
          <table:table-cell table:style-name="ce4" office:value-type="string" calcext:value-type="string">
            <text:p><text:a xlink:href="https://drive.google.com/drive/folders/1QJtTVsMUTt_hfY2CTMOLvVugj-NAqq4H?usp=sharing" xlink:type="simple">https://drive.google.com/drive/folders/1QJtTVsMUTt_hfY2CTMOLvVugj-NAqq4H?usp=sharing</text:a></text:p>
          </table:table-cell>
          <table:table-cell table:style-name="ce5" table:formula="of:=HYPERLINK(&quot;https://drive.google.com/drive/folders/1QJtTVsMUTt_hfY2CTMOLvVugj-NAqq4H?usp=sharing&quot;;&quot;Roaming photo booth rental Dana Point HTML&quot;)" office:value-type="string" office:string-value="Roaming photo booth rental Dana Point HTML" calcext:value-type="string">
            <text:p>Roaming photo booth rental Dana Point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Roaming photo booth rental Dana Point.html</text:p>
          </table:table-cell>
          <table:table-cell/>
          <table:table-cell table:style-name="ce4" office:value-type="string" calcext:value-type="string">
            <text:p><text:a xlink:href="https://drive.google.com/file/d/1V10fV56X3Mg8Jm6LJ2Agx1d_43qjjfEO/view?usp=sharing" xlink:type="simple">https://drive.google.com/file/d/1V10fV56X3Mg8Jm6LJ2Agx1d_43qjjfEO/view?usp=sharing</text:a></text:p>
          </table:table-cell>
          <table:table-cell table:style-name="ce5" table:formula="of:=HYPERLINK(&quot;https://drive.google.com/file/d/1V10fV56X3Mg8Jm6LJ2Agx1d_43qjjfEO/view?usp=sharing&quot;;&quot;Roaming photo booth rental Dana Point.html&quot;)" office:value-type="string" office:string-value="Roaming photo booth rental Dana Point.html" calcext:value-type="string">
            <text:p>Roaming photo booth rental Dana Point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Roaming photo booth rental Dana Point MSFT</text:p>
          </table:table-cell>
          <table:table-cell/>
          <table:table-cell table:style-name="ce4" office:value-type="string" calcext:value-type="string">
            <text:p><text:a xlink:href="https://drive.google.com/drive/folders/1DyZ1yrfKNUua6VhWu8jVanjBEHGTkElT?usp=sharing" xlink:type="simple">https://drive.google.com/drive/folders/1DyZ1yrfKNUua6VhWu8jVanjBEHGTkElT?usp=sharing</text:a></text:p>
          </table:table-cell>
          <table:table-cell table:style-name="ce5" table:formula="of:=HYPERLINK(&quot;https://drive.google.com/drive/folders/1DyZ1yrfKNUua6VhWu8jVanjBEHGTkElT?usp=sharing&quot;;&quot;Roaming photo booth rental Dana Point MSFT&quot;)" office:value-type="string" office:string-value="Roaming photo booth rental Dana Point MSFT" calcext:value-type="string">
            <text:p>Roaming photo booth rental Dana Point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Aliso Viejo</text:p>
          </table:table-cell>
          <table:table-cell/>
          <table:table-cell table:style-name="ce4" office:value-type="string" calcext:value-type="string">
            <text:p><text:a xlink:href="https://docs.google.com/document/d/1EZm0Dl46XTcIhF5xHD_x4LFWcDzl2qq-ugSDf8wHL_A/edit?usp=sharing" xlink:type="simple">https://docs.google.com/document/d/1EZm0Dl46XTcIhF5xHD_x4LFWcDzl2qq-ugSDf8wHL_A/edit?usp=sharing</text:a></text:p>
          </table:table-cell>
          <table:table-cell table:style-name="ce5" table:formula="of:=HYPERLINK(&quot;https://docs.google.com/document/d/1EZm0Dl46XTcIhF5xHD_x4LFWcDzl2qq-ugSDf8wHL_A/edit?usp=sharing&quot;;&quot;open air photo booth rental Aliso Viejo&quot;)" office:value-type="string" office:string-value="open air photo booth rental Aliso Viejo" calcext:value-type="string">
            <text:p>open air photo booth rental Aliso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Aliso Viejo pub</text:p>
          </table:table-cell>
          <table:table-cell/>
          <table:table-cell table:style-name="ce4" office:value-type="string" calcext:value-type="string">
            <text:p><text:a xlink:href="https://docs.google.com/document/d/1EZm0Dl46XTcIhF5xHD_x4LFWcDzl2qq-ugSDf8wHL_A/pub" xlink:type="simple">https://docs.google.com/document/d/1EZm0Dl46XTcIhF5xHD_x4LFWcDzl2qq-ugSDf8wHL_A/pub</text:a></text:p>
          </table:table-cell>
          <table:table-cell table:style-name="ce5" table:formula="of:=HYPERLINK(&quot;https://docs.google.com/document/d/1EZm0Dl46XTcIhF5xHD_x4LFWcDzl2qq-ugSDf8wHL_A/edit?usp=sharing&quot;;&quot;open air photo booth rental Aliso Viejo&quot;)" office:value-type="string" office:string-value="open air photo booth rental Aliso Viejo" calcext:value-type="string">
            <text:p>open air photo booth rental Aliso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Aliso Viejo view</text:p>
          </table:table-cell>
          <table:table-cell/>
          <table:table-cell table:style-name="ce4" office:value-type="string" calcext:value-type="string">
            <text:p><text:a xlink:href="https://docs.google.com/document/d/1EZm0Dl46XTcIhF5xHD_x4LFWcDzl2qq-ugSDf8wHL_A/view" xlink:type="simple">https://docs.google.com/document/d/1EZm0Dl46XTcIhF5xHD_x4LFWcDzl2qq-ugSDf8wHL_A/view</text:a></text:p>
          </table:table-cell>
          <table:table-cell table:style-name="ce5" table:formula="of:=HYPERLINK(&quot;https://docs.google.com/document/d/1EZm0Dl46XTcIhF5xHD_x4LFWcDzl2qq-ugSDf8wHL_A/edit?usp=sharing&quot;;&quot;open air photo booth rental Aliso Viejo&quot;)" office:value-type="string" office:string-value="open air photo booth rental Aliso Viejo" calcext:value-type="string">
            <text:p>open air photo booth rental Aliso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La Palma</text:p>
          </table:table-cell>
          <table:table-cell/>
          <table:table-cell table:style-name="ce4" office:value-type="string" calcext:value-type="string">
            <text:p><text:a xlink:href="https://docs.google.com/document/d/1L_FJhMeW2bONLAjFO-dUVuArcneSbubY4jhmYQvAD2w/edit?usp=sharing" xlink:type="simple">https://docs.google.com/document/d/1L_FJhMeW2bONLAjFO-dUVuArcneSbubY4jhmYQvAD2w/edit?usp=sharing</text:a></text:p>
          </table:table-cell>
          <table:table-cell table:style-name="ce5" table:formula="of:=HYPERLINK(&quot;https://docs.google.com/document/d/1L_FJhMeW2bONLAjFO-dUVuArcneSbubY4jhmYQvAD2w/edit?usp=sharing&quot;;&quot;open air photo booth rental La Palma&quot;)" office:value-type="string" office:string-value="open air photo booth rental La Palma" calcext:value-type="string">
            <text:p>open ai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La Palma pub</text:p>
          </table:table-cell>
          <table:table-cell/>
          <table:table-cell table:style-name="ce4" office:value-type="string" calcext:value-type="string">
            <text:p><text:a xlink:href="https://docs.google.com/document/d/1L_FJhMeW2bONLAjFO-dUVuArcneSbubY4jhmYQvAD2w/pub" xlink:type="simple">https://docs.google.com/document/d/1L_FJhMeW2bONLAjFO-dUVuArcneSbubY4jhmYQvAD2w/pub</text:a></text:p>
          </table:table-cell>
          <table:table-cell table:style-name="ce5" table:formula="of:=HYPERLINK(&quot;https://docs.google.com/document/d/1L_FJhMeW2bONLAjFO-dUVuArcneSbubY4jhmYQvAD2w/edit?usp=sharing&quot;;&quot;open air photo booth rental La Palma&quot;)" office:value-type="string" office:string-value="open air photo booth rental La Palma" calcext:value-type="string">
            <text:p>open ai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La Palma view</text:p>
          </table:table-cell>
          <table:table-cell/>
          <table:table-cell table:style-name="ce4" office:value-type="string" calcext:value-type="string">
            <text:p><text:a xlink:href="https://docs.google.com/document/d/1L_FJhMeW2bONLAjFO-dUVuArcneSbubY4jhmYQvAD2w/view" xlink:type="simple">https://docs.google.com/document/d/1L_FJhMeW2bONLAjFO-dUVuArcneSbubY4jhmYQvAD2w/view</text:a></text:p>
          </table:table-cell>
          <table:table-cell table:style-name="ce5" table:formula="of:=HYPERLINK(&quot;https://docs.google.com/document/d/1L_FJhMeW2bONLAjFO-dUVuArcneSbubY4jhmYQvAD2w/edit?usp=sharing&quot;;&quot;open air photo booth rental La Palma&quot;)" office:value-type="string" office:string-value="open air photo booth rental La Palma" calcext:value-type="string">
            <text:p>open air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Anaheim</text:p>
          </table:table-cell>
          <table:table-cell/>
          <table:table-cell table:style-name="ce4" office:value-type="string" calcext:value-type="string">
            <text:p><text:a xlink:href="https://docs.google.com/document/d/1ty9NvHRb0leTU_Hxk74G-IRLOaT2xm6m3lmWZioZsGE/edit?usp=sharing" xlink:type="simple">https://docs.google.com/document/d/1ty9NvHRb0leTU_Hxk74G-IRLOaT2xm6m3lmWZioZsGE/edit?usp=sharing</text:a></text:p>
          </table:table-cell>
          <table:table-cell table:style-name="ce5" table:formula="of:=HYPERLINK(&quot;https://docs.google.com/document/d/1ty9NvHRb0leTU_Hxk74G-IRLOaT2xm6m3lmWZioZsGE/edit?usp=sharing&quot;;&quot;open air photo booth rental Anaheim&quot;)" office:value-type="string" office:string-value="open air photo booth rental Anaheim" calcext:value-type="string">
            <text:p>open ai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Anaheim pub</text:p>
          </table:table-cell>
          <table:table-cell/>
          <table:table-cell table:style-name="ce4" office:value-type="string" calcext:value-type="string">
            <text:p><text:a xlink:href="https://docs.google.com/document/d/1ty9NvHRb0leTU_Hxk74G-IRLOaT2xm6m3lmWZioZsGE/pub" xlink:type="simple">https://docs.google.com/document/d/1ty9NvHRb0leTU_Hxk74G-IRLOaT2xm6m3lmWZioZsGE/pub</text:a></text:p>
          </table:table-cell>
          <table:table-cell table:style-name="ce5" table:formula="of:=HYPERLINK(&quot;https://docs.google.com/document/d/1ty9NvHRb0leTU_Hxk74G-IRLOaT2xm6m3lmWZioZsGE/edit?usp=sharing&quot;;&quot;open air photo booth rental Anaheim&quot;)" office:value-type="string" office:string-value="open air photo booth rental Anaheim" calcext:value-type="string">
            <text:p>open ai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Anaheim view</text:p>
          </table:table-cell>
          <table:table-cell/>
          <table:table-cell table:style-name="ce4" office:value-type="string" calcext:value-type="string">
            <text:p><text:a xlink:href="https://docs.google.com/document/d/1ty9NvHRb0leTU_Hxk74G-IRLOaT2xm6m3lmWZioZsGE/view" xlink:type="simple">https://docs.google.com/document/d/1ty9NvHRb0leTU_Hxk74G-IRLOaT2xm6m3lmWZioZsGE/view</text:a></text:p>
          </table:table-cell>
          <table:table-cell table:style-name="ce5" table:formula="of:=HYPERLINK(&quot;https://docs.google.com/document/d/1ty9NvHRb0leTU_Hxk74G-IRLOaT2xm6m3lmWZioZsGE/edit?usp=sharing&quot;;&quot;open air photo booth rental Anaheim&quot;)" office:value-type="string" office:string-value="open air photo booth rental Anaheim" calcext:value-type="string">
            <text:p>open air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Lake Forest</text:p>
          </table:table-cell>
          <table:table-cell/>
          <table:table-cell table:style-name="ce4" office:value-type="string" calcext:value-type="string">
            <text:p><text:a xlink:href="https://docs.google.com/document/d/1vAG8Dp3SkCPpFomSgOMYCKaAMHG-Zsx8go-9ZuhrnZk/edit?usp=sharing" xlink:type="simple">https://docs.google.com/document/d/1vAG8Dp3SkCPpFomSgOMYCKaAMHG-Zsx8go-9ZuhrnZk/edit?usp=sharing</text:a></text:p>
          </table:table-cell>
          <table:table-cell table:style-name="ce5" table:formula="of:=HYPERLINK(&quot;https://docs.google.com/document/d/1vAG8Dp3SkCPpFomSgOMYCKaAMHG-Zsx8go-9ZuhrnZk/edit?usp=sharing&quot;;&quot;open air photo booth rental Lake Forest&quot;)" office:value-type="string" office:string-value="open air photo booth rental Lake Forest" calcext:value-type="string">
            <text:p>open ai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Lake Forest pub</text:p>
          </table:table-cell>
          <table:table-cell/>
          <table:table-cell table:style-name="ce4" office:value-type="string" calcext:value-type="string">
            <text:p><text:a xlink:href="https://docs.google.com/document/d/1vAG8Dp3SkCPpFomSgOMYCKaAMHG-Zsx8go-9ZuhrnZk/pub" xlink:type="simple">https://docs.google.com/document/d/1vAG8Dp3SkCPpFomSgOMYCKaAMHG-Zsx8go-9ZuhrnZk/pub</text:a></text:p>
          </table:table-cell>
          <table:table-cell table:style-name="ce5" table:formula="of:=HYPERLINK(&quot;https://docs.google.com/document/d/1vAG8Dp3SkCPpFomSgOMYCKaAMHG-Zsx8go-9ZuhrnZk/edit?usp=sharing&quot;;&quot;open air photo booth rental Lake Forest&quot;)" office:value-type="string" office:string-value="open air photo booth rental Lake Forest" calcext:value-type="string">
            <text:p>open ai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Lake Forest view</text:p>
          </table:table-cell>
          <table:table-cell/>
          <table:table-cell table:style-name="ce4" office:value-type="string" calcext:value-type="string">
            <text:p><text:a xlink:href="https://docs.google.com/document/d/1vAG8Dp3SkCPpFomSgOMYCKaAMHG-Zsx8go-9ZuhrnZk/view" xlink:type="simple">https://docs.google.com/document/d/1vAG8Dp3SkCPpFomSgOMYCKaAMHG-Zsx8go-9ZuhrnZk/view</text:a></text:p>
          </table:table-cell>
          <table:table-cell table:style-name="ce5" table:formula="of:=HYPERLINK(&quot;https://docs.google.com/document/d/1vAG8Dp3SkCPpFomSgOMYCKaAMHG-Zsx8go-9ZuhrnZk/edit?usp=sharing&quot;;&quot;open air photo booth rental Lake Forest&quot;)" office:value-type="string" office:string-value="open air photo booth rental Lake Forest" calcext:value-type="string">
            <text:p>open air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Balboa</text:p>
          </table:table-cell>
          <table:table-cell/>
          <table:table-cell table:style-name="ce4" office:value-type="string" calcext:value-type="string">
            <text:p><text:a xlink:href="https://docs.google.com/document/d/1FjNmolCCCuxaIwsaeRvAB17mnQK3Q6rkPs_JSA7qYhc/edit?usp=sharing" xlink:type="simple">https://docs.google.com/document/d/1FjNmolCCCuxaIwsaeRvAB17mnQK3Q6rkPs_JSA7qYhc/edit?usp=sharing</text:a></text:p>
          </table:table-cell>
          <table:table-cell table:style-name="ce5" table:formula="of:=HYPERLINK(&quot;https://docs.google.com/document/d/1FjNmolCCCuxaIwsaeRvAB17mnQK3Q6rkPs_JSA7qYhc/edit?usp=sharing&quot;;&quot;open air photo booth rental Balboa&quot;)" office:value-type="string" office:string-value="open air photo booth rental Balboa" calcext:value-type="string">
            <text:p>open air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Balboa pub</text:p>
          </table:table-cell>
          <table:table-cell/>
          <table:table-cell table:style-name="ce4" office:value-type="string" calcext:value-type="string">
            <text:p><text:a xlink:href="https://docs.google.com/document/d/1FjNmolCCCuxaIwsaeRvAB17mnQK3Q6rkPs_JSA7qYhc/pub" xlink:type="simple">https://docs.google.com/document/d/1FjNmolCCCuxaIwsaeRvAB17mnQK3Q6rkPs_JSA7qYhc/pub</text:a></text:p>
          </table:table-cell>
          <table:table-cell table:style-name="ce5" table:formula="of:=HYPERLINK(&quot;https://docs.google.com/document/d/1FjNmolCCCuxaIwsaeRvAB17mnQK3Q6rkPs_JSA7qYhc/edit?usp=sharing&quot;;&quot;open air photo booth rental Balboa&quot;)" office:value-type="string" office:string-value="open air photo booth rental Balboa" calcext:value-type="string">
            <text:p>open air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Balboa view</text:p>
          </table:table-cell>
          <table:table-cell/>
          <table:table-cell table:style-name="ce4" office:value-type="string" calcext:value-type="string">
            <text:p><text:a xlink:href="https://docs.google.com/document/d/1FjNmolCCCuxaIwsaeRvAB17mnQK3Q6rkPs_JSA7qYhc/view" xlink:type="simple">https://docs.google.com/document/d/1FjNmolCCCuxaIwsaeRvAB17mnQK3Q6rkPs_JSA7qYhc/view</text:a></text:p>
          </table:table-cell>
          <table:table-cell table:style-name="ce5" table:formula="of:=HYPERLINK(&quot;https://docs.google.com/document/d/1FjNmolCCCuxaIwsaeRvAB17mnQK3Q6rkPs_JSA7qYhc/edit?usp=sharing&quot;;&quot;open air photo booth rental Balboa&quot;)" office:value-type="string" office:string-value="open air photo booth rental Balboa" calcext:value-type="string">
            <text:p>open air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Los Alamitos</text:p>
          </table:table-cell>
          <table:table-cell/>
          <table:table-cell table:style-name="ce4" office:value-type="string" calcext:value-type="string">
            <text:p><text:a xlink:href="https://docs.google.com/document/d/1I3cage8SimDkYRpKaujzMch4Vau1FURX5w7MdcGhCcY/edit?usp=sharing" xlink:type="simple">https://docs.google.com/document/d/1I3cage8SimDkYRpKaujzMch4Vau1FURX5w7MdcGhCcY/edit?usp=sharing</text:a></text:p>
          </table:table-cell>
          <table:table-cell table:style-name="ce5" table:formula="of:=HYPERLINK(&quot;https://docs.google.com/document/d/1I3cage8SimDkYRpKaujzMch4Vau1FURX5w7MdcGhCcY/edit?usp=sharing&quot;;&quot;open air photo booth rental Los Alamitos&quot;)" office:value-type="string" office:string-value="open air photo booth rental Los Alamitos" calcext:value-type="string">
            <text:p>open ai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Los Alamitos pub</text:p>
          </table:table-cell>
          <table:table-cell/>
          <table:table-cell table:style-name="ce4" office:value-type="string" calcext:value-type="string">
            <text:p><text:a xlink:href="https://docs.google.com/document/d/1I3cage8SimDkYRpKaujzMch4Vau1FURX5w7MdcGhCcY/pub" xlink:type="simple">https://docs.google.com/document/d/1I3cage8SimDkYRpKaujzMch4Vau1FURX5w7MdcGhCcY/pub</text:a></text:p>
          </table:table-cell>
          <table:table-cell table:style-name="ce5" table:formula="of:=HYPERLINK(&quot;https://docs.google.com/document/d/1I3cage8SimDkYRpKaujzMch4Vau1FURX5w7MdcGhCcY/edit?usp=sharing&quot;;&quot;open air photo booth rental Los Alamitos&quot;)" office:value-type="string" office:string-value="open air photo booth rental Los Alamitos" calcext:value-type="string">
            <text:p>open ai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Los Alamitos view</text:p>
          </table:table-cell>
          <table:table-cell/>
          <table:table-cell table:style-name="ce4" office:value-type="string" calcext:value-type="string">
            <text:p><text:a xlink:href="https://docs.google.com/document/d/1I3cage8SimDkYRpKaujzMch4Vau1FURX5w7MdcGhCcY/view" xlink:type="simple">https://docs.google.com/document/d/1I3cage8SimDkYRpKaujzMch4Vau1FURX5w7MdcGhCcY/view</text:a></text:p>
          </table:table-cell>
          <table:table-cell table:style-name="ce5" table:formula="of:=HYPERLINK(&quot;https://docs.google.com/document/d/1I3cage8SimDkYRpKaujzMch4Vau1FURX5w7MdcGhCcY/edit?usp=sharing&quot;;&quot;open air photo booth rental Los Alamitos&quot;)" office:value-type="string" office:string-value="open air photo booth rental Los Alamitos" calcext:value-type="string">
            <text:p>open air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Brea</text:p>
          </table:table-cell>
          <table:table-cell/>
          <table:table-cell table:style-name="ce4" office:value-type="string" calcext:value-type="string">
            <text:p><text:a xlink:href="https://docs.google.com/document/d/1Ksk9JBaIt1f7LCioLCahfvY9Ig-Ur47Uj4HZzFszxks/edit?usp=sharing" xlink:type="simple">https://docs.google.com/document/d/1Ksk9JBaIt1f7LCioLCahfvY9Ig-Ur47Uj4HZzFszxks/edit?usp=sharing</text:a></text:p>
          </table:table-cell>
          <table:table-cell table:style-name="ce5" table:formula="of:=HYPERLINK(&quot;https://docs.google.com/document/d/1Ksk9JBaIt1f7LCioLCahfvY9Ig-Ur47Uj4HZzFszxks/edit?usp=sharing&quot;;&quot;open air photo booth rental Brea&quot;)" office:value-type="string" office:string-value="open air photo booth rental Brea" calcext:value-type="string">
            <text:p>open ai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Brea pub</text:p>
          </table:table-cell>
          <table:table-cell/>
          <table:table-cell table:style-name="ce4" office:value-type="string" calcext:value-type="string">
            <text:p><text:a xlink:href="https://docs.google.com/document/d/1Ksk9JBaIt1f7LCioLCahfvY9Ig-Ur47Uj4HZzFszxks/pub" xlink:type="simple">https://docs.google.com/document/d/1Ksk9JBaIt1f7LCioLCahfvY9Ig-Ur47Uj4HZzFszxks/pub</text:a></text:p>
          </table:table-cell>
          <table:table-cell table:style-name="ce5" table:formula="of:=HYPERLINK(&quot;https://docs.google.com/document/d/1Ksk9JBaIt1f7LCioLCahfvY9Ig-Ur47Uj4HZzFszxks/edit?usp=sharing&quot;;&quot;open air photo booth rental Brea&quot;)" office:value-type="string" office:string-value="open air photo booth rental Brea" calcext:value-type="string">
            <text:p>open ai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Brea view</text:p>
          </table:table-cell>
          <table:table-cell/>
          <table:table-cell table:style-name="ce4" office:value-type="string" calcext:value-type="string">
            <text:p><text:a xlink:href="https://docs.google.com/document/d/1Ksk9JBaIt1f7LCioLCahfvY9Ig-Ur47Uj4HZzFszxks/view" xlink:type="simple">https://docs.google.com/document/d/1Ksk9JBaIt1f7LCioLCahfvY9Ig-Ur47Uj4HZzFszxks/view</text:a></text:p>
          </table:table-cell>
          <table:table-cell table:style-name="ce5" table:formula="of:=HYPERLINK(&quot;https://docs.google.com/document/d/1Ksk9JBaIt1f7LCioLCahfvY9Ig-Ur47Uj4HZzFszxks/edit?usp=sharing&quot;;&quot;open air photo booth rental Brea&quot;)" office:value-type="string" office:string-value="open air photo booth rental Brea" calcext:value-type="string">
            <text:p>open air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Mission Viejo</text:p>
          </table:table-cell>
          <table:table-cell/>
          <table:table-cell table:style-name="ce4" office:value-type="string" calcext:value-type="string">
            <text:p><text:a xlink:href="https://docs.google.com/document/d/1mg1k2QJtyK9_DVA_6eFdJbEA2FAU9UUcJ7CGMi6aFeA/edit?usp=sharing" xlink:type="simple">https://docs.google.com/document/d/1mg1k2QJtyK9_DVA_6eFdJbEA2FAU9UUcJ7CGMi6aFeA/edit?usp=sharing</text:a></text:p>
          </table:table-cell>
          <table:table-cell table:style-name="ce5" table:formula="of:=HYPERLINK(&quot;https://docs.google.com/document/d/1mg1k2QJtyK9_DVA_6eFdJbEA2FAU9UUcJ7CGMi6aFeA/edit?usp=sharing&quot;;&quot;open air photo booth rental Mission Viejo&quot;)" office:value-type="string" office:string-value="open air photo booth rental Mission Viejo" calcext:value-type="string">
            <text:p>open ai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Mission Viejo pub</text:p>
          </table:table-cell>
          <table:table-cell/>
          <table:table-cell table:style-name="ce4" office:value-type="string" calcext:value-type="string">
            <text:p><text:a xlink:href="https://docs.google.com/document/d/1mg1k2QJtyK9_DVA_6eFdJbEA2FAU9UUcJ7CGMi6aFeA/pub" xlink:type="simple">https://docs.google.com/document/d/1mg1k2QJtyK9_DVA_6eFdJbEA2FAU9UUcJ7CGMi6aFeA/pub</text:a></text:p>
          </table:table-cell>
          <table:table-cell table:style-name="ce5" table:formula="of:=HYPERLINK(&quot;https://docs.google.com/document/d/1mg1k2QJtyK9_DVA_6eFdJbEA2FAU9UUcJ7CGMi6aFeA/edit?usp=sharing&quot;;&quot;open air photo booth rental Mission Viejo&quot;)" office:value-type="string" office:string-value="open air photo booth rental Mission Viejo" calcext:value-type="string">
            <text:p>open ai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Mission Viejo view</text:p>
          </table:table-cell>
          <table:table-cell/>
          <table:table-cell table:style-name="ce4" office:value-type="string" calcext:value-type="string">
            <text:p><text:a xlink:href="https://docs.google.com/document/d/1mg1k2QJtyK9_DVA_6eFdJbEA2FAU9UUcJ7CGMi6aFeA/view" xlink:type="simple">https://docs.google.com/document/d/1mg1k2QJtyK9_DVA_6eFdJbEA2FAU9UUcJ7CGMi6aFeA/view</text:a></text:p>
          </table:table-cell>
          <table:table-cell table:style-name="ce5" table:formula="of:=HYPERLINK(&quot;https://docs.google.com/document/d/1mg1k2QJtyK9_DVA_6eFdJbEA2FAU9UUcJ7CGMi6aFeA/edit?usp=sharing&quot;;&quot;open air photo booth rental Mission Viejo&quot;)" office:value-type="string" office:string-value="open air photo booth rental Mission Viejo" calcext:value-type="string">
            <text:p>open air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Buena Park</text:p>
          </table:table-cell>
          <table:table-cell/>
          <table:table-cell table:style-name="ce4" office:value-type="string" calcext:value-type="string">
            <text:p><text:a xlink:href="https://docs.google.com/document/d/1OaLkM_IBZSvacDs2SFVdpHioVjUauG_SpW9Agm-waV4/edit?usp=sharing" xlink:type="simple">https://docs.google.com/document/d/1OaLkM_IBZSvacDs2SFVdpHioVjUauG_SpW9Agm-waV4/edit?usp=sharing</text:a></text:p>
          </table:table-cell>
          <table:table-cell table:style-name="ce5" table:formula="of:=HYPERLINK(&quot;https://docs.google.com/document/d/1OaLkM_IBZSvacDs2SFVdpHioVjUauG_SpW9Agm-waV4/edit?usp=sharing&quot;;&quot;open air photo booth rental Buena Park&quot;)" office:value-type="string" office:string-value="open air photo booth rental Buena Park" calcext:value-type="string">
            <text:p>open ai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Buena Park pub</text:p>
          </table:table-cell>
          <table:table-cell/>
          <table:table-cell table:style-name="ce4" office:value-type="string" calcext:value-type="string">
            <text:p><text:a xlink:href="https://docs.google.com/document/d/1OaLkM_IBZSvacDs2SFVdpHioVjUauG_SpW9Agm-waV4/pub" xlink:type="simple">https://docs.google.com/document/d/1OaLkM_IBZSvacDs2SFVdpHioVjUauG_SpW9Agm-waV4/pub</text:a></text:p>
          </table:table-cell>
          <table:table-cell table:style-name="ce5" table:formula="of:=HYPERLINK(&quot;https://docs.google.com/document/d/1OaLkM_IBZSvacDs2SFVdpHioVjUauG_SpW9Agm-waV4/edit?usp=sharing&quot;;&quot;open air photo booth rental Buena Park&quot;)" office:value-type="string" office:string-value="open air photo booth rental Buena Park" calcext:value-type="string">
            <text:p>open ai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Buena Park view</text:p>
          </table:table-cell>
          <table:table-cell/>
          <table:table-cell table:style-name="ce4" office:value-type="string" calcext:value-type="string">
            <text:p><text:a xlink:href="https://docs.google.com/document/d/1OaLkM_IBZSvacDs2SFVdpHioVjUauG_SpW9Agm-waV4/view" xlink:type="simple">https://docs.google.com/document/d/1OaLkM_IBZSvacDs2SFVdpHioVjUauG_SpW9Agm-waV4/view</text:a></text:p>
          </table:table-cell>
          <table:table-cell table:style-name="ce5" table:formula="of:=HYPERLINK(&quot;https://docs.google.com/document/d/1OaLkM_IBZSvacDs2SFVdpHioVjUauG_SpW9Agm-waV4/edit?usp=sharing&quot;;&quot;open air photo booth rental Buena Park&quot;)" office:value-type="string" office:string-value="open air photo booth rental Buena Park" calcext:value-type="string">
            <text:p>open air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Monarch Beach</text:p>
          </table:table-cell>
          <table:table-cell/>
          <table:table-cell table:style-name="ce4" office:value-type="string" calcext:value-type="string">
            <text:p><text:a xlink:href="https://docs.google.com/document/d/14nh3XQz94bE0VbHtrIS7SRHthoRQF9uB9a9DZ5Kd0Fc/edit?usp=sharing" xlink:type="simple">https://docs.google.com/document/d/14nh3XQz94bE0VbHtrIS7SRHthoRQF9uB9a9DZ5Kd0Fc/edit?usp=sharing</text:a></text:p>
          </table:table-cell>
          <table:table-cell table:style-name="ce5" table:formula="of:=HYPERLINK(&quot;https://docs.google.com/document/d/14nh3XQz94bE0VbHtrIS7SRHthoRQF9uB9a9DZ5Kd0Fc/edit?usp=sharing&quot;;&quot;open air photo booth rental Monarch Beach&quot;)" office:value-type="string" office:string-value="open air photo booth rental Monarch Beach" calcext:value-type="string">
            <text:p>open ai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Monarch Beach pub</text:p>
          </table:table-cell>
          <table:table-cell/>
          <table:table-cell table:style-name="ce4" office:value-type="string" calcext:value-type="string">
            <text:p><text:a xlink:href="https://docs.google.com/document/d/14nh3XQz94bE0VbHtrIS7SRHthoRQF9uB9a9DZ5Kd0Fc/pub" xlink:type="simple">https://docs.google.com/document/d/14nh3XQz94bE0VbHtrIS7SRHthoRQF9uB9a9DZ5Kd0Fc/pub</text:a></text:p>
          </table:table-cell>
          <table:table-cell table:style-name="ce5" table:formula="of:=HYPERLINK(&quot;https://docs.google.com/document/d/14nh3XQz94bE0VbHtrIS7SRHthoRQF9uB9a9DZ5Kd0Fc/edit?usp=sharing&quot;;&quot;open air photo booth rental Monarch Beach&quot;)" office:value-type="string" office:string-value="open air photo booth rental Monarch Beach" calcext:value-type="string">
            <text:p>open ai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Monarch Beach view</text:p>
          </table:table-cell>
          <table:table-cell/>
          <table:table-cell table:style-name="ce4" office:value-type="string" calcext:value-type="string">
            <text:p><text:a xlink:href="https://docs.google.com/document/d/14nh3XQz94bE0VbHtrIS7SRHthoRQF9uB9a9DZ5Kd0Fc/view" xlink:type="simple">https://docs.google.com/document/d/14nh3XQz94bE0VbHtrIS7SRHthoRQF9uB9a9DZ5Kd0Fc/view</text:a></text:p>
          </table:table-cell>
          <table:table-cell table:style-name="ce5" table:formula="of:=HYPERLINK(&quot;https://docs.google.com/document/d/14nh3XQz94bE0VbHtrIS7SRHthoRQF9uB9a9DZ5Kd0Fc/edit?usp=sharing&quot;;&quot;open air photo booth rental Monarch Beach&quot;)" office:value-type="string" office:string-value="open air photo booth rental Monarch Beach" calcext:value-type="string">
            <text:p>open air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osta Mesa<text:tab/></text:p>
          </table:table-cell>
          <table:table-cell/>
          <table:table-cell table:style-name="ce4" office:value-type="string" calcext:value-type="string">
            <text:p><text:a xlink:href="https://docs.google.com/document/d/1i_zdqRjXYrRFkq0TU2CImy1dSiJQWtvs7ncHpSvJuBo/edit?usp=sharing" xlink:type="simple">https://docs.google.com/document/d/1i_zdqRjXYrRFkq0TU2CImy1dSiJQWtvs7ncHpSvJuBo/edit?usp=sharing</text:a></text:p>
          </table:table-cell>
          <table:table-cell table:style-name="ce5" table:formula="of:=HYPERLINK(&quot;https://docs.google.com/document/d/1i_zdqRjXYrRFkq0TU2CImy1dSiJQWtvs7ncHpSvJuBo/edit?usp=sharing&quot;;&quot;open air photo booth rental Costa Mesa&#9;&quot;)" office:value-type="string" office:string-value="open air photo booth rental Costa Mesa&#9;" calcext:value-type="string">
            <text:p>open air photo booth rental Costa Mesa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osta Mesa<text:tab/> pub</text:p>
          </table:table-cell>
          <table:table-cell/>
          <table:table-cell table:style-name="ce4" office:value-type="string" calcext:value-type="string">
            <text:p><text:a xlink:href="https://docs.google.com/document/d/1i_zdqRjXYrRFkq0TU2CImy1dSiJQWtvs7ncHpSvJuBo/pub" xlink:type="simple">https://docs.google.com/document/d/1i_zdqRjXYrRFkq0TU2CImy1dSiJQWtvs7ncHpSvJuBo/pub</text:a></text:p>
          </table:table-cell>
          <table:table-cell table:style-name="ce5" table:formula="of:=HYPERLINK(&quot;https://docs.google.com/document/d/1i_zdqRjXYrRFkq0TU2CImy1dSiJQWtvs7ncHpSvJuBo/edit?usp=sharing&quot;;&quot;open air photo booth rental Costa Mesa&#9;&quot;)" office:value-type="string" office:string-value="open air photo booth rental Costa Mesa&#9;" calcext:value-type="string">
            <text:p>open air photo booth rental Costa Mesa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osta Mesa<text:tab/> view</text:p>
          </table:table-cell>
          <table:table-cell/>
          <table:table-cell table:style-name="ce4" office:value-type="string" calcext:value-type="string">
            <text:p><text:a xlink:href="https://docs.google.com/document/d/1i_zdqRjXYrRFkq0TU2CImy1dSiJQWtvs7ncHpSvJuBo/view" xlink:type="simple">https://docs.google.com/document/d/1i_zdqRjXYrRFkq0TU2CImy1dSiJQWtvs7ncHpSvJuBo/view</text:a></text:p>
          </table:table-cell>
          <table:table-cell table:style-name="ce5" table:formula="of:=HYPERLINK(&quot;https://docs.google.com/document/d/1i_zdqRjXYrRFkq0TU2CImy1dSiJQWtvs7ncHpSvJuBo/edit?usp=sharing&quot;;&quot;open air photo booth rental Costa Mesa&#9;&quot;)" office:value-type="string" office:string-value="open air photo booth rental Costa Mesa&#9;" calcext:value-type="string">
            <text:p>open air photo booth rental Costa Mesa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Newport Beach</text:p>
          </table:table-cell>
          <table:table-cell/>
          <table:table-cell table:style-name="ce4" office:value-type="string" calcext:value-type="string">
            <text:p><text:a xlink:href="https://docs.google.com/document/d/1brdDimtGbUcGOpLJ8FslRnjbcxufhn0rnFTGO3CH3QE/edit?usp=sharing" xlink:type="simple">https://docs.google.com/document/d/1brdDimtGbUcGOpLJ8FslRnjbcxufhn0rnFTGO3CH3QE/edit?usp=sharing</text:a></text:p>
          </table:table-cell>
          <table:table-cell table:style-name="ce5" table:formula="of:=HYPERLINK(&quot;https://docs.google.com/document/d/1brdDimtGbUcGOpLJ8FslRnjbcxufhn0rnFTGO3CH3QE/edit?usp=sharing&quot;;&quot;open air photo booth rental Newport Beach&quot;)" office:value-type="string" office:string-value="open air photo booth rental Newport Beach" calcext:value-type="string">
            <text:p>open ai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Newport Beach pub</text:p>
          </table:table-cell>
          <table:table-cell/>
          <table:table-cell table:style-name="ce4" office:value-type="string" calcext:value-type="string">
            <text:p><text:a xlink:href="https://docs.google.com/document/d/1brdDimtGbUcGOpLJ8FslRnjbcxufhn0rnFTGO3CH3QE/pub" xlink:type="simple">https://docs.google.com/document/d/1brdDimtGbUcGOpLJ8FslRnjbcxufhn0rnFTGO3CH3QE/pub</text:a></text:p>
          </table:table-cell>
          <table:table-cell table:style-name="ce5" table:formula="of:=HYPERLINK(&quot;https://docs.google.com/document/d/1brdDimtGbUcGOpLJ8FslRnjbcxufhn0rnFTGO3CH3QE/edit?usp=sharing&quot;;&quot;open air photo booth rental Newport Beach&quot;)" office:value-type="string" office:string-value="open air photo booth rental Newport Beach" calcext:value-type="string">
            <text:p>open ai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Newport Beach view</text:p>
          </table:table-cell>
          <table:table-cell/>
          <table:table-cell table:style-name="ce4" office:value-type="string" calcext:value-type="string">
            <text:p><text:a xlink:href="https://docs.google.com/document/d/1brdDimtGbUcGOpLJ8FslRnjbcxufhn0rnFTGO3CH3QE/view" xlink:type="simple">https://docs.google.com/document/d/1brdDimtGbUcGOpLJ8FslRnjbcxufhn0rnFTGO3CH3QE/view</text:a></text:p>
          </table:table-cell>
          <table:table-cell table:style-name="ce5" table:formula="of:=HYPERLINK(&quot;https://docs.google.com/document/d/1brdDimtGbUcGOpLJ8FslRnjbcxufhn0rnFTGO3CH3QE/edit?usp=sharing&quot;;&quot;open air photo booth rental Newport Beach&quot;)" office:value-type="string" office:string-value="open air photo booth rental Newport Beach" calcext:value-type="string">
            <text:p>open air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orona Del Mar</text:p>
          </table:table-cell>
          <table:table-cell/>
          <table:table-cell table:style-name="ce4" office:value-type="string" calcext:value-type="string">
            <text:p><text:a xlink:href="https://docs.google.com/document/d/1DbOlggtSZ07PDrMxoF4OgxvduMcZHAbaxgJPtotbnvo/edit?usp=sharing" xlink:type="simple">https://docs.google.com/document/d/1DbOlggtSZ07PDrMxoF4OgxvduMcZHAbaxgJPtotbnvo/edit?usp=sharing</text:a></text:p>
          </table:table-cell>
          <table:table-cell table:style-name="ce5" table:formula="of:=HYPERLINK(&quot;https://docs.google.com/document/d/1DbOlggtSZ07PDrMxoF4OgxvduMcZHAbaxgJPtotbnvo/edit?usp=sharing&quot;;&quot;open air photo booth rental Corona Del Mar&quot;)" office:value-type="string" office:string-value="open air photo booth rental Corona Del Mar" calcext:value-type="string">
            <text:p>open ai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orona Del Mar pub</text:p>
          </table:table-cell>
          <table:table-cell/>
          <table:table-cell table:style-name="ce4" office:value-type="string" calcext:value-type="string">
            <text:p><text:a xlink:href="https://docs.google.com/document/d/1DbOlggtSZ07PDrMxoF4OgxvduMcZHAbaxgJPtotbnvo/pub" xlink:type="simple">https://docs.google.com/document/d/1DbOlggtSZ07PDrMxoF4OgxvduMcZHAbaxgJPtotbnvo/pub</text:a></text:p>
          </table:table-cell>
          <table:table-cell table:style-name="ce5" table:formula="of:=HYPERLINK(&quot;https://docs.google.com/document/d/1DbOlggtSZ07PDrMxoF4OgxvduMcZHAbaxgJPtotbnvo/edit?usp=sharing&quot;;&quot;open air photo booth rental Corona Del Mar&quot;)" office:value-type="string" office:string-value="open air photo booth rental Corona Del Mar" calcext:value-type="string">
            <text:p>open ai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orona Del Mar view</text:p>
          </table:table-cell>
          <table:table-cell/>
          <table:table-cell table:style-name="ce4" office:value-type="string" calcext:value-type="string">
            <text:p><text:a xlink:href="https://docs.google.com/document/d/1DbOlggtSZ07PDrMxoF4OgxvduMcZHAbaxgJPtotbnvo/view" xlink:type="simple">https://docs.google.com/document/d/1DbOlggtSZ07PDrMxoF4OgxvduMcZHAbaxgJPtotbnvo/view</text:a></text:p>
          </table:table-cell>
          <table:table-cell table:style-name="ce5" table:formula="of:=HYPERLINK(&quot;https://docs.google.com/document/d/1DbOlggtSZ07PDrMxoF4OgxvduMcZHAbaxgJPtotbnvo/edit?usp=sharing&quot;;&quot;open air photo booth rental Corona Del Mar&quot;)" office:value-type="string" office:string-value="open air photo booth rental Corona Del Mar" calcext:value-type="string">
            <text:p>open air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Newport Coast</text:p>
          </table:table-cell>
          <table:table-cell/>
          <table:table-cell table:style-name="ce4" office:value-type="string" calcext:value-type="string">
            <text:p><text:a xlink:href="https://docs.google.com/document/d/1dRDLF0Gz463tP3JlHp3SLWK67ge79oa1u6Tq9cx93Yo/edit?usp=sharing" xlink:type="simple">https://docs.google.com/document/d/1dRDLF0Gz463tP3JlHp3SLWK67ge79oa1u6Tq9cx93Yo/edit?usp=sharing</text:a></text:p>
          </table:table-cell>
          <table:table-cell table:style-name="ce5" table:formula="of:=HYPERLINK(&quot;https://docs.google.com/document/d/1dRDLF0Gz463tP3JlHp3SLWK67ge79oa1u6Tq9cx93Yo/edit?usp=sharing&quot;;&quot;open air photo booth rental Newport Coast&quot;)" office:value-type="string" office:string-value="open air photo booth rental Newport Coast" calcext:value-type="string">
            <text:p>open ai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Newport Coast pub</text:p>
          </table:table-cell>
          <table:table-cell/>
          <table:table-cell table:style-name="ce4" office:value-type="string" calcext:value-type="string">
            <text:p><text:a xlink:href="https://docs.google.com/document/d/1dRDLF0Gz463tP3JlHp3SLWK67ge79oa1u6Tq9cx93Yo/pub" xlink:type="simple">https://docs.google.com/document/d/1dRDLF0Gz463tP3JlHp3SLWK67ge79oa1u6Tq9cx93Yo/pub</text:a></text:p>
          </table:table-cell>
          <table:table-cell table:style-name="ce5" table:formula="of:=HYPERLINK(&quot;https://docs.google.com/document/d/1dRDLF0Gz463tP3JlHp3SLWK67ge79oa1u6Tq9cx93Yo/edit?usp=sharing&quot;;&quot;open air photo booth rental Newport Coast&quot;)" office:value-type="string" office:string-value="open air photo booth rental Newport Coast" calcext:value-type="string">
            <text:p>open ai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Newport Coast view</text:p>
          </table:table-cell>
          <table:table-cell/>
          <table:table-cell table:style-name="ce4" office:value-type="string" calcext:value-type="string">
            <text:p><text:a xlink:href="https://docs.google.com/document/d/1dRDLF0Gz463tP3JlHp3SLWK67ge79oa1u6Tq9cx93Yo/view" xlink:type="simple">https://docs.google.com/document/d/1dRDLF0Gz463tP3JlHp3SLWK67ge79oa1u6Tq9cx93Yo/view</text:a></text:p>
          </table:table-cell>
          <table:table-cell table:style-name="ce5" table:formula="of:=HYPERLINK(&quot;https://docs.google.com/document/d/1dRDLF0Gz463tP3JlHp3SLWK67ge79oa1u6Tq9cx93Yo/edit?usp=sharing&quot;;&quot;open air photo booth rental Newport Coast&quot;)" office:value-type="string" office:string-value="open air photo booth rental Newport Coast" calcext:value-type="string">
            <text:p>open air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oto de Caza</text:p>
          </table:table-cell>
          <table:table-cell/>
          <table:table-cell table:style-name="ce4" office:value-type="string" calcext:value-type="string">
            <text:p><text:a xlink:href="https://docs.google.com/document/d/1mYYpsRKYTvl4MRSV2-KA2k6Rdw8GwrtwvZo_95DIKkA/edit?usp=sharing" xlink:type="simple">https://docs.google.com/document/d/1mYYpsRKYTvl4MRSV2-KA2k6Rdw8GwrtwvZo_95DIKkA/edit?usp=sharing</text:a></text:p>
          </table:table-cell>
          <table:table-cell table:style-name="ce5" table:formula="of:=HYPERLINK(&quot;https://docs.google.com/document/d/1mYYpsRKYTvl4MRSV2-KA2k6Rdw8GwrtwvZo_95DIKkA/edit?usp=sharing&quot;;&quot;open air photo booth rental Coto de Caza&quot;)" office:value-type="string" office:string-value="open air photo booth rental Coto de Caza" calcext:value-type="string">
            <text:p>open ai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oto de Caza pub</text:p>
          </table:table-cell>
          <table:table-cell/>
          <table:table-cell table:style-name="ce4" office:value-type="string" calcext:value-type="string">
            <text:p><text:a xlink:href="https://docs.google.com/document/d/1mYYpsRKYTvl4MRSV2-KA2k6Rdw8GwrtwvZo_95DIKkA/pub" xlink:type="simple">https://docs.google.com/document/d/1mYYpsRKYTvl4MRSV2-KA2k6Rdw8GwrtwvZo_95DIKkA/pub</text:a></text:p>
          </table:table-cell>
          <table:table-cell table:style-name="ce5" table:formula="of:=HYPERLINK(&quot;https://docs.google.com/document/d/1mYYpsRKYTvl4MRSV2-KA2k6Rdw8GwrtwvZo_95DIKkA/edit?usp=sharing&quot;;&quot;open air photo booth rental Coto de Caza&quot;)" office:value-type="string" office:string-value="open air photo booth rental Coto de Caza" calcext:value-type="string">
            <text:p>open ai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oto de Caza view</text:p>
          </table:table-cell>
          <table:table-cell/>
          <table:table-cell table:style-name="ce4" office:value-type="string" calcext:value-type="string">
            <text:p><text:a xlink:href="https://docs.google.com/document/d/1mYYpsRKYTvl4MRSV2-KA2k6Rdw8GwrtwvZo_95DIKkA/view" xlink:type="simple">https://docs.google.com/document/d/1mYYpsRKYTvl4MRSV2-KA2k6Rdw8GwrtwvZo_95DIKkA/view</text:a></text:p>
          </table:table-cell>
          <table:table-cell table:style-name="ce5" table:formula="of:=HYPERLINK(&quot;https://docs.google.com/document/d/1mYYpsRKYTvl4MRSV2-KA2k6Rdw8GwrtwvZo_95DIKkA/edit?usp=sharing&quot;;&quot;open air photo booth rental Coto de Caza&quot;)" office:value-type="string" office:string-value="open air photo booth rental Coto de Caza" calcext:value-type="string">
            <text:p>open air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Orange</text:p>
          </table:table-cell>
          <table:table-cell/>
          <table:table-cell table:style-name="ce4" office:value-type="string" calcext:value-type="string">
            <text:p><text:a xlink:href="https://docs.google.com/document/d/1tjNyR79FbuzWcbjfApuXWMHqykBwHTKZ1_IpbbB1_Pk/edit?usp=sharing" xlink:type="simple">https://docs.google.com/document/d/1tjNyR79FbuzWcbjfApuXWMHqykBwHTKZ1_IpbbB1_Pk/edit?usp=sharing</text:a></text:p>
          </table:table-cell>
          <table:table-cell table:style-name="ce5" table:formula="of:=HYPERLINK(&quot;https://docs.google.com/document/d/1tjNyR79FbuzWcbjfApuXWMHqykBwHTKZ1_IpbbB1_Pk/edit?usp=sharing&quot;;&quot;open air photo booth rental Orange&quot;)" office:value-type="string" office:string-value="open air photo booth rental Orange" calcext:value-type="string">
            <text:p>open ai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Orange pub</text:p>
          </table:table-cell>
          <table:table-cell/>
          <table:table-cell table:style-name="ce4" office:value-type="string" calcext:value-type="string">
            <text:p><text:a xlink:href="https://docs.google.com/document/d/1tjNyR79FbuzWcbjfApuXWMHqykBwHTKZ1_IpbbB1_Pk/pub" xlink:type="simple">https://docs.google.com/document/d/1tjNyR79FbuzWcbjfApuXWMHqykBwHTKZ1_IpbbB1_Pk/pub</text:a></text:p>
          </table:table-cell>
          <table:table-cell table:style-name="ce5" table:formula="of:=HYPERLINK(&quot;https://docs.google.com/document/d/1tjNyR79FbuzWcbjfApuXWMHqykBwHTKZ1_IpbbB1_Pk/edit?usp=sharing&quot;;&quot;open air photo booth rental Orange&quot;)" office:value-type="string" office:string-value="open air photo booth rental Orange" calcext:value-type="string">
            <text:p>open ai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Orange view</text:p>
          </table:table-cell>
          <table:table-cell/>
          <table:table-cell table:style-name="ce4" office:value-type="string" calcext:value-type="string">
            <text:p><text:a xlink:href="https://docs.google.com/document/d/1tjNyR79FbuzWcbjfApuXWMHqykBwHTKZ1_IpbbB1_Pk/view" xlink:type="simple">https://docs.google.com/document/d/1tjNyR79FbuzWcbjfApuXWMHqykBwHTKZ1_IpbbB1_Pk/view</text:a></text:p>
          </table:table-cell>
          <table:table-cell table:style-name="ce5" table:formula="of:=HYPERLINK(&quot;https://docs.google.com/document/d/1tjNyR79FbuzWcbjfApuXWMHqykBwHTKZ1_IpbbB1_Pk/edit?usp=sharing&quot;;&quot;open air photo booth rental Orange&quot;)" office:value-type="string" office:string-value="open air photo booth rental Orange" calcext:value-type="string">
            <text:p>open air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ypress<text:tab/></text:p>
          </table:table-cell>
          <table:table-cell/>
          <table:table-cell table:style-name="ce4" office:value-type="string" calcext:value-type="string">
            <text:p><text:a xlink:href="https://docs.google.com/document/d/1NCGTcdEMZ-1PUfo_EqNAXJCRmO42mmUKb6i7ETndM7E/edit?usp=sharing" xlink:type="simple">https://docs.google.com/document/d/1NCGTcdEMZ-1PUfo_EqNAXJCRmO42mmUKb6i7ETndM7E/edit?usp=sharing</text:a></text:p>
          </table:table-cell>
          <table:table-cell table:style-name="ce5" table:formula="of:=HYPERLINK(&quot;https://docs.google.com/document/d/1NCGTcdEMZ-1PUfo_EqNAXJCRmO42mmUKb6i7ETndM7E/edit?usp=sharing&quot;;&quot;open air photo booth rental Cypress&#9;&quot;)" office:value-type="string" office:string-value="open air photo booth rental Cypress&#9;" calcext:value-type="string">
            <text:p>open air photo booth rental Cypress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ypress<text:tab/> pub</text:p>
          </table:table-cell>
          <table:table-cell/>
          <table:table-cell table:style-name="ce4" office:value-type="string" calcext:value-type="string">
            <text:p><text:a xlink:href="https://docs.google.com/document/d/1NCGTcdEMZ-1PUfo_EqNAXJCRmO42mmUKb6i7ETndM7E/pub" xlink:type="simple">https://docs.google.com/document/d/1NCGTcdEMZ-1PUfo_EqNAXJCRmO42mmUKb6i7ETndM7E/pub</text:a></text:p>
          </table:table-cell>
          <table:table-cell table:style-name="ce5" table:formula="of:=HYPERLINK(&quot;https://docs.google.com/document/d/1NCGTcdEMZ-1PUfo_EqNAXJCRmO42mmUKb6i7ETndM7E/edit?usp=sharing&quot;;&quot;open air photo booth rental Cypress&#9;&quot;)" office:value-type="string" office:string-value="open air photo booth rental Cypress&#9;" calcext:value-type="string">
            <text:p>open air photo booth rental Cypress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ypress<text:tab/> view</text:p>
          </table:table-cell>
          <table:table-cell/>
          <table:table-cell table:style-name="ce4" office:value-type="string" calcext:value-type="string">
            <text:p><text:a xlink:href="https://docs.google.com/document/d/1NCGTcdEMZ-1PUfo_EqNAXJCRmO42mmUKb6i7ETndM7E/view" xlink:type="simple">https://docs.google.com/document/d/1NCGTcdEMZ-1PUfo_EqNAXJCRmO42mmUKb6i7ETndM7E/view</text:a></text:p>
          </table:table-cell>
          <table:table-cell table:style-name="ce5" table:formula="of:=HYPERLINK(&quot;https://docs.google.com/document/d/1NCGTcdEMZ-1PUfo_EqNAXJCRmO42mmUKb6i7ETndM7E/edit?usp=sharing&quot;;&quot;open air photo booth rental Cypress&#9;&quot;)" office:value-type="string" office:string-value="open air photo booth rental Cypress&#9;" calcext:value-type="string">
            <text:p>open air photo booth rental Cypress<text:tab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Placentia</text:p>
          </table:table-cell>
          <table:table-cell/>
          <table:table-cell table:style-name="ce4" office:value-type="string" calcext:value-type="string">
            <text:p><text:a xlink:href="https://docs.google.com/document/d/19d1-XPTjctAHIMaowkzrwbrbEcmjwfDl9hfsyb9NCs4/edit?usp=sharing" xlink:type="simple">https://docs.google.com/document/d/19d1-XPTjctAHIMaowkzrwbrbEcmjwfDl9hfsyb9NCs4/edit?usp=sharing</text:a></text:p>
          </table:table-cell>
          <table:table-cell table:style-name="ce5" table:formula="of:=HYPERLINK(&quot;https://docs.google.com/document/d/19d1-XPTjctAHIMaowkzrwbrbEcmjwfDl9hfsyb9NCs4/edit?usp=sharing&quot;;&quot;open air photo booth rental Placentia&quot;)" office:value-type="string" office:string-value="open air photo booth rental Placentia" calcext:value-type="string">
            <text:p>open ai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Placentia pub</text:p>
          </table:table-cell>
          <table:table-cell/>
          <table:table-cell table:style-name="ce4" office:value-type="string" calcext:value-type="string">
            <text:p><text:a xlink:href="https://docs.google.com/document/d/19d1-XPTjctAHIMaowkzrwbrbEcmjwfDl9hfsyb9NCs4/pub" xlink:type="simple">https://docs.google.com/document/d/19d1-XPTjctAHIMaowkzrwbrbEcmjwfDl9hfsyb9NCs4/pub</text:a></text:p>
          </table:table-cell>
          <table:table-cell table:style-name="ce5" table:formula="of:=HYPERLINK(&quot;https://docs.google.com/document/d/19d1-XPTjctAHIMaowkzrwbrbEcmjwfDl9hfsyb9NCs4/edit?usp=sharing&quot;;&quot;open air photo booth rental Placentia&quot;)" office:value-type="string" office:string-value="open air photo booth rental Placentia" calcext:value-type="string">
            <text:p>open ai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Placentia view</text:p>
          </table:table-cell>
          <table:table-cell/>
          <table:table-cell table:style-name="ce4" office:value-type="string" calcext:value-type="string">
            <text:p><text:a xlink:href="https://docs.google.com/document/d/19d1-XPTjctAHIMaowkzrwbrbEcmjwfDl9hfsyb9NCs4/view" xlink:type="simple">https://docs.google.com/document/d/19d1-XPTjctAHIMaowkzrwbrbEcmjwfDl9hfsyb9NCs4/view</text:a></text:p>
          </table:table-cell>
          <table:table-cell table:style-name="ce5" table:formula="of:=HYPERLINK(&quot;https://docs.google.com/document/d/19d1-XPTjctAHIMaowkzrwbrbEcmjwfDl9hfsyb9NCs4/edit?usp=sharing&quot;;&quot;open air photo booth rental Placentia&quot;)" office:value-type="string" office:string-value="open air photo booth rental Placentia" calcext:value-type="string">
            <text:p>open air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Dana Point</text:p>
          </table:table-cell>
          <table:table-cell/>
          <table:table-cell table:style-name="ce4" office:value-type="string" calcext:value-type="string">
            <text:p><text:a xlink:href="https://docs.google.com/document/d/1f-aT-S1m3TPZ1QRiTXIQTmhGnD4gh-WFys6R9T1JFX0/edit?usp=sharing" xlink:type="simple">https://docs.google.com/document/d/1f-aT-S1m3TPZ1QRiTXIQTmhGnD4gh-WFys6R9T1JFX0/edit?usp=sharing</text:a></text:p>
          </table:table-cell>
          <table:table-cell table:style-name="ce5" table:formula="of:=HYPERLINK(&quot;https://docs.google.com/document/d/1f-aT-S1m3TPZ1QRiTXIQTmhGnD4gh-WFys6R9T1JFX0/edit?usp=sharing&quot;;&quot;open air photo booth rental Dana Point&quot;)" office:value-type="string" office:string-value="open air photo booth rental Dana Point" calcext:value-type="string">
            <text:p>open ai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Dana Point pub</text:p>
          </table:table-cell>
          <table:table-cell/>
          <table:table-cell table:style-name="ce4" office:value-type="string" calcext:value-type="string">
            <text:p><text:a xlink:href="https://docs.google.com/document/d/1f-aT-S1m3TPZ1QRiTXIQTmhGnD4gh-WFys6R9T1JFX0/pub" xlink:type="simple">https://docs.google.com/document/d/1f-aT-S1m3TPZ1QRiTXIQTmhGnD4gh-WFys6R9T1JFX0/pub</text:a></text:p>
          </table:table-cell>
          <table:table-cell table:style-name="ce5" table:formula="of:=HYPERLINK(&quot;https://docs.google.com/document/d/1f-aT-S1m3TPZ1QRiTXIQTmhGnD4gh-WFys6R9T1JFX0/edit?usp=sharing&quot;;&quot;open air photo booth rental Dana Point&quot;)" office:value-type="string" office:string-value="open air photo booth rental Dana Point" calcext:value-type="string">
            <text:p>open ai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Dana Point view</text:p>
          </table:table-cell>
          <table:table-cell/>
          <table:table-cell table:style-name="ce4" office:value-type="string" calcext:value-type="string">
            <text:p><text:a xlink:href="https://docs.google.com/document/d/1f-aT-S1m3TPZ1QRiTXIQTmhGnD4gh-WFys6R9T1JFX0/view" xlink:type="simple">https://docs.google.com/document/d/1f-aT-S1m3TPZ1QRiTXIQTmhGnD4gh-WFys6R9T1JFX0/view</text:a></text:p>
          </table:table-cell>
          <table:table-cell table:style-name="ce5" table:formula="of:=HYPERLINK(&quot;https://docs.google.com/document/d/1f-aT-S1m3TPZ1QRiTXIQTmhGnD4gh-WFys6R9T1JFX0/edit?usp=sharing&quot;;&quot;open air photo booth rental Dana Point&quot;)" office:value-type="string" office:string-value="open air photo booth rental Dana Point" calcext:value-type="string">
            <text:p>open air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Portola Hills</text:p>
          </table:table-cell>
          <table:table-cell/>
          <table:table-cell table:style-name="ce4" office:value-type="string" calcext:value-type="string">
            <text:p><text:a xlink:href="https://docs.google.com/document/d/15wG6pmaMg0xZTqsJvuojhTt6RDE7jXxl1Zp8K3l0Ml0/edit?usp=sharing" xlink:type="simple">https://docs.google.com/document/d/15wG6pmaMg0xZTqsJvuojhTt6RDE7jXxl1Zp8K3l0Ml0/edit?usp=sharing</text:a></text:p>
          </table:table-cell>
          <table:table-cell table:style-name="ce5" table:formula="of:=HYPERLINK(&quot;https://docs.google.com/document/d/15wG6pmaMg0xZTqsJvuojhTt6RDE7jXxl1Zp8K3l0Ml0/edit?usp=sharing&quot;;&quot;open air photo booth rental Portola Hills&quot;)" office:value-type="string" office:string-value="open air photo booth rental Portola Hills" calcext:value-type="string">
            <text:p>open ai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Portola Hills pub</text:p>
          </table:table-cell>
          <table:table-cell/>
          <table:table-cell table:style-name="ce4" office:value-type="string" calcext:value-type="string">
            <text:p><text:a xlink:href="https://docs.google.com/document/d/15wG6pmaMg0xZTqsJvuojhTt6RDE7jXxl1Zp8K3l0Ml0/pub" xlink:type="simple">https://docs.google.com/document/d/15wG6pmaMg0xZTqsJvuojhTt6RDE7jXxl1Zp8K3l0Ml0/pub</text:a></text:p>
          </table:table-cell>
          <table:table-cell table:style-name="ce5" table:formula="of:=HYPERLINK(&quot;https://docs.google.com/document/d/15wG6pmaMg0xZTqsJvuojhTt6RDE7jXxl1Zp8K3l0Ml0/edit?usp=sharing&quot;;&quot;open air photo booth rental Portola Hills&quot;)" office:value-type="string" office:string-value="open air photo booth rental Portola Hills" calcext:value-type="string">
            <text:p>open ai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Portola Hills view</text:p>
          </table:table-cell>
          <table:table-cell/>
          <table:table-cell table:style-name="ce4" office:value-type="string" calcext:value-type="string">
            <text:p><text:a xlink:href="https://docs.google.com/document/d/15wG6pmaMg0xZTqsJvuojhTt6RDE7jXxl1Zp8K3l0Ml0/view" xlink:type="simple">https://docs.google.com/document/d/15wG6pmaMg0xZTqsJvuojhTt6RDE7jXxl1Zp8K3l0Ml0/view</text:a></text:p>
          </table:table-cell>
          <table:table-cell table:style-name="ce5" table:formula="of:=HYPERLINK(&quot;https://docs.google.com/document/d/15wG6pmaMg0xZTqsJvuojhTt6RDE7jXxl1Zp8K3l0Ml0/edit?usp=sharing&quot;;&quot;open air photo booth rental Portola Hills&quot;)" office:value-type="string" office:string-value="open air photo booth rental Portola Hills" calcext:value-type="string">
            <text:p>open air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gsZCQxk-s8XRINnXuEEEz7IMumkUht-BiB39uQu6ji8/edit?disco=AAABSWNCg5U&quot;; image(&quot;https://api.qrserver.com/v1/create-qr-code/?size=150x150&amp;data=https://docs.google.com/spreadsheets/d/1gsZCQxk-s8XRINnXuEEEz7IMumkUht-BiB39uQu6ji8/edit?disco=AAABSWNCg5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sZCQxk-s8XRINnXuEEEz7IMumkUht-BiB39uQu6ji8/edit?disco=AAABSWNCg5U" xlink:type="simple">https://docs.google.com/spreadsheets/d/1gsZCQxk-s8XRINnXuEEEz7IMumkUht-BiB39uQu6ji8/edit?disco=AAABSWNCg5U</text:a></text:p>
          </table:table-cell>
          <table:table-cell table:style-name="ce5" table:formula="of:=HYPERLINK(&quot;https://docs.google.com/spreadsheets/d/1gsZCQxk-s8XRINnXuEEEz7IMumkUht-BiB39uQu6ji8/edit?disco=AAABSWNCg5U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yG2RUUKSYsvnP3Pb7NhcPwk_N-3agKWhcfaSTjrzllg/edit?disco=AAABSSs4vgs&quot;; image(&quot;https://api.qrserver.com/v1/create-qr-code/?size=150x150&amp;data=https://docs.google.com/drawings/d/1yG2RUUKSYsvnP3Pb7NhcPwk_N-3agKWhcfaSTjrzllg/edit?disco=AAABSSs4vg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yG2RUUKSYsvnP3Pb7NhcPwk_N-3agKWhcfaSTjrzllg/edit?disco=AAABSSs4vgs" xlink:type="simple">https://docs.google.com/drawings/d/1yG2RUUKSYsvnP3Pb7NhcPwk_N-3agKWhcfaSTjrzllg/edit?disco=AAABSSs4vgs</text:a></text:p>
          </table:table-cell>
          <table:table-cell table:style-name="ce5" table:formula="of:=HYPERLINK(&quot;https://docs.google.com/drawings/d/1yG2RUUKSYsvnP3Pb7NhcPwk_N-3agKWhcfaSTjrzllg/edit?disco=AAABSSs4vgs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5wG6pmaMg0xZTqsJvuojhTt6RDE7jXxl1Zp8K3l0Ml0/edit?disco=AAABSXBotFg&quot;; image(&quot;https://api.qrserver.com/v1/create-qr-code/?size=150x150&amp;data=https://docs.google.com/document/d/15wG6pmaMg0xZTqsJvuojhTt6RDE7jXxl1Zp8K3l0Ml0/edit?disco=AAABSXBotF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5wG6pmaMg0xZTqsJvuojhTt6RDE7jXxl1Zp8K3l0Ml0/edit?disco=AAABSXBotFg" xlink:type="simple">https://docs.google.com/document/d/15wG6pmaMg0xZTqsJvuojhTt6RDE7jXxl1Zp8K3l0Ml0/edit?disco=AAABSXBotFg</text:a></text:p>
          </table:table-cell>
          <table:table-cell table:style-name="ce5" table:formula="of:=HYPERLINK(&quot;https://docs.google.com/document/d/15wG6pmaMg0xZTqsJvuojhTt6RDE7jXxl1Zp8K3l0Ml0/edit?disco=AAABSXBotF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-aT-S1m3TPZ1QRiTXIQTmhGnD4gh-WFys6R9T1JFX0/edit?disco=AAABR16d81I&quot;; image(&quot;https://api.qrserver.com/v1/create-qr-code/?size=150x150&amp;data=https://docs.google.com/document/d/1f-aT-S1m3TPZ1QRiTXIQTmhGnD4gh-WFys6R9T1JFX0/edit?disco=AAABR16d81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-aT-S1m3TPZ1QRiTXIQTmhGnD4gh-WFys6R9T1JFX0/edit?disco=AAABR16d81I" xlink:type="simple">https://docs.google.com/document/d/1f-aT-S1m3TPZ1QRiTXIQTmhGnD4gh-WFys6R9T1JFX0/edit?disco=AAABR16d81I</text:a></text:p>
          </table:table-cell>
          <table:table-cell table:style-name="ce5" table:formula="of:=HYPERLINK(&quot;https://docs.google.com/document/d/1f-aT-S1m3TPZ1QRiTXIQTmhGnD4gh-WFys6R9T1JFX0/edit?disco=AAABR16d81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9d1-XPTjctAHIMaowkzrwbrbEcmjwfDl9hfsyb9NCs4/edit?disco=AAABSXzwWvM&quot;; image(&quot;https://api.qrserver.com/v1/create-qr-code/?size=150x150&amp;data=https://docs.google.com/document/d/19d1-XPTjctAHIMaowkzrwbrbEcmjwfDl9hfsyb9NCs4/edit?disco=AAABSXzwW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9d1-XPTjctAHIMaowkzrwbrbEcmjwfDl9hfsyb9NCs4/edit?disco=AAABSXzwWvM" xlink:type="simple">https://docs.google.com/document/d/19d1-XPTjctAHIMaowkzrwbrbEcmjwfDl9hfsyb9NCs4/edit?disco=AAABSXzwWvM</text:a></text:p>
          </table:table-cell>
          <table:table-cell table:style-name="ce5" table:formula="of:=HYPERLINK(&quot;https://docs.google.com/document/d/19d1-XPTjctAHIMaowkzrwbrbEcmjwfDl9hfsyb9NCs4/edit?disco=AAABSXzwWv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NCGTcdEMZ-1PUfo_EqNAXJCRmO42mmUKb6i7ETndM7E/edit?disco=AAABSPoRepg&quot;; image(&quot;https://api.qrserver.com/v1/create-qr-code/?size=150x150&amp;data=https://docs.google.com/document/d/1NCGTcdEMZ-1PUfo_EqNAXJCRmO42mmUKb6i7ETndM7E/edit?disco=AAABSPoRep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NCGTcdEMZ-1PUfo_EqNAXJCRmO42mmUKb6i7ETndM7E/edit?disco=AAABSPoRepg" xlink:type="simple">https://docs.google.com/document/d/1NCGTcdEMZ-1PUfo_EqNAXJCRmO42mmUKb6i7ETndM7E/edit?disco=AAABSPoRepg</text:a></text:p>
          </table:table-cell>
          <table:table-cell table:style-name="ce5" table:formula="of:=HYPERLINK(&quot;https://docs.google.com/document/d/1NCGTcdEMZ-1PUfo_EqNAXJCRmO42mmUKb6i7ETndM7E/edit?disco=AAABSPoRep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jNyR79FbuzWcbjfApuXWMHqykBwHTKZ1_IpbbB1_Pk/edit?disco=AAABSSDgWG8&quot;; image(&quot;https://api.qrserver.com/v1/create-qr-code/?size=150x150&amp;data=https://docs.google.com/document/d/1tjNyR79FbuzWcbjfApuXWMHqykBwHTKZ1_IpbbB1_Pk/edit?disco=AAABSSDgWG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jNyR79FbuzWcbjfApuXWMHqykBwHTKZ1_IpbbB1_Pk/edit?disco=AAABSSDgWG8" xlink:type="simple">https://docs.google.com/document/d/1tjNyR79FbuzWcbjfApuXWMHqykBwHTKZ1_IpbbB1_Pk/edit?disco=AAABSSDgWG8</text:a></text:p>
          </table:table-cell>
          <table:table-cell table:style-name="ce5" table:formula="of:=HYPERLINK(&quot;https://docs.google.com/document/d/1tjNyR79FbuzWcbjfApuXWMHqykBwHTKZ1_IpbbB1_Pk/edit?disco=AAABSSDgWG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YYpsRKYTvl4MRSV2-KA2k6Rdw8GwrtwvZo_95DIKkA/edit?disco=AAABR0I_5eA&quot;; image(&quot;https://api.qrserver.com/v1/create-qr-code/?size=150x150&amp;data=https://docs.google.com/document/d/1mYYpsRKYTvl4MRSV2-KA2k6Rdw8GwrtwvZo_95DIKkA/edit?disco=AAABR0I_5e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YYpsRKYTvl4MRSV2-KA2k6Rdw8GwrtwvZo_95DIKkA/edit?disco=AAABR0I_5eA" xlink:type="simple">https://docs.google.com/document/d/1mYYpsRKYTvl4MRSV2-KA2k6Rdw8GwrtwvZo_95DIKkA/edit?disco=AAABR0I_5eA</text:a></text:p>
          </table:table-cell>
          <table:table-cell table:style-name="ce5" table:formula="of:=HYPERLINK(&quot;https://docs.google.com/document/d/1mYYpsRKYTvl4MRSV2-KA2k6Rdw8GwrtwvZo_95DIKkA/edit?disco=AAABR0I_5e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dRDLF0Gz463tP3JlHp3SLWK67ge79oa1u6Tq9cx93Yo/edit?disco=AAABSQZbKBo&quot;; image(&quot;https://api.qrserver.com/v1/create-qr-code/?size=150x150&amp;data=https://docs.google.com/document/d/1dRDLF0Gz463tP3JlHp3SLWK67ge79oa1u6Tq9cx93Yo/edit?disco=AAABSQZbKB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dRDLF0Gz463tP3JlHp3SLWK67ge79oa1u6Tq9cx93Yo/edit?disco=AAABSQZbKBo" xlink:type="simple">https://docs.google.com/document/d/1dRDLF0Gz463tP3JlHp3SLWK67ge79oa1u6Tq9cx93Yo/edit?disco=AAABSQZbKBo</text:a></text:p>
          </table:table-cell>
          <table:table-cell table:style-name="ce5" table:formula="of:=HYPERLINK(&quot;https://docs.google.com/document/d/1dRDLF0Gz463tP3JlHp3SLWK67ge79oa1u6Tq9cx93Yo/edit?disco=AAABSQZbKB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DbOlggtSZ07PDrMxoF4OgxvduMcZHAbaxgJPtotbnvo/edit?disco=AAABSQCXuJc&quot;; image(&quot;https://api.qrserver.com/v1/create-qr-code/?size=150x150&amp;data=https://docs.google.com/document/d/1DbOlggtSZ07PDrMxoF4OgxvduMcZHAbaxgJPtotbnvo/edit?disco=AAABSQCXuJ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DbOlggtSZ07PDrMxoF4OgxvduMcZHAbaxgJPtotbnvo/edit?disco=AAABSQCXuJc" xlink:type="simple">https://docs.google.com/document/d/1DbOlggtSZ07PDrMxoF4OgxvduMcZHAbaxgJPtotbnvo/edit?disco=AAABSQCXuJc</text:a></text:p>
          </table:table-cell>
          <table:table-cell table:style-name="ce5" table:formula="of:=HYPERLINK(&quot;https://docs.google.com/document/d/1DbOlggtSZ07PDrMxoF4OgxvduMcZHAbaxgJPtotbnvo/edit?disco=AAABSQCXuJ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brdDimtGbUcGOpLJ8FslRnjbcxufhn0rnFTGO3CH3QE/edit?disco=AAABOszFWZg&quot;; image(&quot;https://api.qrserver.com/v1/create-qr-code/?size=150x150&amp;data=https://docs.google.com/document/d/1brdDimtGbUcGOpLJ8FslRnjbcxufhn0rnFTGO3CH3QE/edit?disco=AAABOszFWZ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rdDimtGbUcGOpLJ8FslRnjbcxufhn0rnFTGO3CH3QE/edit?disco=AAABOszFWZg" xlink:type="simple">https://docs.google.com/document/d/1brdDimtGbUcGOpLJ8FslRnjbcxufhn0rnFTGO3CH3QE/edit?disco=AAABOszFWZg</text:a></text:p>
          </table:table-cell>
          <table:table-cell table:style-name="ce5" table:formula="of:=HYPERLINK(&quot;https://docs.google.com/document/d/1brdDimtGbUcGOpLJ8FslRnjbcxufhn0rnFTGO3CH3QE/edit?disco=AAABOszFWZ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_zdqRjXYrRFkq0TU2CImy1dSiJQWtvs7ncHpSvJuBo/edit?disco=AAABR0WAY0g&quot;; image(&quot;https://api.qrserver.com/v1/create-qr-code/?size=150x150&amp;data=https://docs.google.com/document/d/1i_zdqRjXYrRFkq0TU2CImy1dSiJQWtvs7ncHpSvJuBo/edit?disco=AAABR0WAY0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_zdqRjXYrRFkq0TU2CImy1dSiJQWtvs7ncHpSvJuBo/edit?disco=AAABR0WAY0g" xlink:type="simple">https://docs.google.com/document/d/1i_zdqRjXYrRFkq0TU2CImy1dSiJQWtvs7ncHpSvJuBo/edit?disco=AAABR0WAY0g</text:a></text:p>
          </table:table-cell>
          <table:table-cell table:style-name="ce5" table:formula="of:=HYPERLINK(&quot;https://docs.google.com/document/d/1i_zdqRjXYrRFkq0TU2CImy1dSiJQWtvs7ncHpSvJuBo/edit?disco=AAABR0WAY0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4nh3XQz94bE0VbHtrIS7SRHthoRQF9uB9a9DZ5Kd0Fc/edit?disco=AAABR016QG0&quot;; image(&quot;https://api.qrserver.com/v1/create-qr-code/?size=150x150&amp;data=https://docs.google.com/document/d/14nh3XQz94bE0VbHtrIS7SRHthoRQF9uB9a9DZ5Kd0Fc/edit?disco=AAABR016QG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4nh3XQz94bE0VbHtrIS7SRHthoRQF9uB9a9DZ5Kd0Fc/edit?disco=AAABR016QG0" xlink:type="simple">https://docs.google.com/document/d/14nh3XQz94bE0VbHtrIS7SRHthoRQF9uB9a9DZ5Kd0Fc/edit?disco=AAABR016QG0</text:a></text:p>
          </table:table-cell>
          <table:table-cell table:style-name="ce5" table:formula="of:=HYPERLINK(&quot;https://docs.google.com/document/d/14nh3XQz94bE0VbHtrIS7SRHthoRQF9uB9a9DZ5Kd0Fc/edit?disco=AAABR016QG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OaLkM_IBZSvacDs2SFVdpHioVjUauG_SpW9Agm-waV4/edit?disco=AAABSQ3CbwA&quot;; image(&quot;https://api.qrserver.com/v1/create-qr-code/?size=150x150&amp;data=https://docs.google.com/document/d/1OaLkM_IBZSvacDs2SFVdpHioVjUauG_SpW9Agm-waV4/edit?disco=AAABSQ3Cbw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OaLkM_IBZSvacDs2SFVdpHioVjUauG_SpW9Agm-waV4/edit?disco=AAABSQ3CbwA" xlink:type="simple">https://docs.google.com/document/d/1OaLkM_IBZSvacDs2SFVdpHioVjUauG_SpW9Agm-waV4/edit?disco=AAABSQ3CbwA</text:a></text:p>
          </table:table-cell>
          <table:table-cell table:style-name="ce5" table:formula="of:=HYPERLINK(&quot;https://docs.google.com/document/d/1OaLkM_IBZSvacDs2SFVdpHioVjUauG_SpW9Agm-waV4/edit?disco=AAABSQ3Cbw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g1k2QJtyK9_DVA_6eFdJbEA2FAU9UUcJ7CGMi6aFeA/edit?disco=AAABSQEVMgo&quot;; image(&quot;https://api.qrserver.com/v1/create-qr-code/?size=150x150&amp;data=https://docs.google.com/document/d/1mg1k2QJtyK9_DVA_6eFdJbEA2FAU9UUcJ7CGMi6aFeA/edit?disco=AAABSQEVMg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g1k2QJtyK9_DVA_6eFdJbEA2FAU9UUcJ7CGMi6aFeA/edit?disco=AAABSQEVMgo" xlink:type="simple">https://docs.google.com/document/d/1mg1k2QJtyK9_DVA_6eFdJbEA2FAU9UUcJ7CGMi6aFeA/edit?disco=AAABSQEVMgo</text:a></text:p>
          </table:table-cell>
          <table:table-cell table:style-name="ce5" table:formula="of:=HYPERLINK(&quot;https://docs.google.com/document/d/1mg1k2QJtyK9_DVA_6eFdJbEA2FAU9UUcJ7CGMi6aFeA/edit?disco=AAABSQEVMg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sk9JBaIt1f7LCioLCahfvY9Ig-Ur47Uj4HZzFszxks/edit?disco=AAABSSKEz6o&quot;; image(&quot;https://api.qrserver.com/v1/create-qr-code/?size=150x150&amp;data=https://docs.google.com/document/d/1Ksk9JBaIt1f7LCioLCahfvY9Ig-Ur47Uj4HZzFszxks/edit?disco=AAABSSKEz6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sk9JBaIt1f7LCioLCahfvY9Ig-Ur47Uj4HZzFszxks/edit?disco=AAABSSKEz6o" xlink:type="simple">https://docs.google.com/document/d/1Ksk9JBaIt1f7LCioLCahfvY9Ig-Ur47Uj4HZzFszxks/edit?disco=AAABSSKEz6o</text:a></text:p>
          </table:table-cell>
          <table:table-cell table:style-name="ce5" table:formula="of:=HYPERLINK(&quot;https://docs.google.com/document/d/1Ksk9JBaIt1f7LCioLCahfvY9Ig-Ur47Uj4HZzFszxks/edit?disco=AAABSSKEz6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3cage8SimDkYRpKaujzMch4Vau1FURX5w7MdcGhCcY/edit?disco=AAABSQG4tfw&quot;; image(&quot;https://api.qrserver.com/v1/create-qr-code/?size=150x150&amp;data=https://docs.google.com/document/d/1I3cage8SimDkYRpKaujzMch4Vau1FURX5w7MdcGhCcY/edit?disco=AAABSQG4tf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3cage8SimDkYRpKaujzMch4Vau1FURX5w7MdcGhCcY/edit?disco=AAABSQG4tfw" xlink:type="simple">https://docs.google.com/document/d/1I3cage8SimDkYRpKaujzMch4Vau1FURX5w7MdcGhCcY/edit?disco=AAABSQG4tfw</text:a></text:p>
          </table:table-cell>
          <table:table-cell table:style-name="ce5" table:formula="of:=HYPERLINK(&quot;https://docs.google.com/document/d/1I3cage8SimDkYRpKaujzMch4Vau1FURX5w7MdcGhCcY/edit?disco=AAABSQG4tf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jNmolCCCuxaIwsaeRvAB17mnQK3Q6rkPs_JSA7qYhc/edit?disco=AAABSRN7ics&quot;; image(&quot;https://api.qrserver.com/v1/create-qr-code/?size=150x150&amp;data=https://docs.google.com/document/d/1FjNmolCCCuxaIwsaeRvAB17mnQK3Q6rkPs_JSA7qYhc/edit?disco=AAABSRN7ic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jNmolCCCuxaIwsaeRvAB17mnQK3Q6rkPs_JSA7qYhc/edit?disco=AAABSRN7ics" xlink:type="simple">https://docs.google.com/document/d/1FjNmolCCCuxaIwsaeRvAB17mnQK3Q6rkPs_JSA7qYhc/edit?disco=AAABSRN7ics</text:a></text:p>
          </table:table-cell>
          <table:table-cell table:style-name="ce5" table:formula="of:=HYPERLINK(&quot;https://docs.google.com/document/d/1FjNmolCCCuxaIwsaeRvAB17mnQK3Q6rkPs_JSA7qYhc/edit?disco=AAABSRN7ic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AG8Dp3SkCPpFomSgOMYCKaAMHG-Zsx8go-9ZuhrnZk/edit?disco=AAABSQEDFB8&quot;; image(&quot;https://api.qrserver.com/v1/create-qr-code/?size=150x150&amp;data=https://docs.google.com/document/d/1vAG8Dp3SkCPpFomSgOMYCKaAMHG-Zsx8go-9ZuhrnZk/edit?disco=AAABSQEDFB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AG8Dp3SkCPpFomSgOMYCKaAMHG-Zsx8go-9ZuhrnZk/edit?disco=AAABSQEDFB8" xlink:type="simple">https://docs.google.com/document/d/1vAG8Dp3SkCPpFomSgOMYCKaAMHG-Zsx8go-9ZuhrnZk/edit?disco=AAABSQEDFB8</text:a></text:p>
          </table:table-cell>
          <table:table-cell table:style-name="ce5" table:formula="of:=HYPERLINK(&quot;https://docs.google.com/document/d/1vAG8Dp3SkCPpFomSgOMYCKaAMHG-Zsx8go-9ZuhrnZk/edit?disco=AAABSQEDFB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y9NvHRb0leTU_Hxk74G-IRLOaT2xm6m3lmWZioZsGE/edit?disco=AAABSPqYncY&quot;; image(&quot;https://api.qrserver.com/v1/create-qr-code/?size=150x150&amp;data=https://docs.google.com/document/d/1ty9NvHRb0leTU_Hxk74G-IRLOaT2xm6m3lmWZioZsGE/edit?disco=AAABSPqYnc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y9NvHRb0leTU_Hxk74G-IRLOaT2xm6m3lmWZioZsGE/edit?disco=AAABSPqYncY" xlink:type="simple">https://docs.google.com/document/d/1ty9NvHRb0leTU_Hxk74G-IRLOaT2xm6m3lmWZioZsGE/edit?disco=AAABSPqYncY</text:a></text:p>
          </table:table-cell>
          <table:table-cell table:style-name="ce5" table:formula="of:=HYPERLINK(&quot;https://docs.google.com/document/d/1ty9NvHRb0leTU_Hxk74G-IRLOaT2xm6m3lmWZioZsGE/edit?disco=AAABSPqYnc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_FJhMeW2bONLAjFO-dUVuArcneSbubY4jhmYQvAD2w/edit?disco=AAABSQiVEd8&quot;; image(&quot;https://api.qrserver.com/v1/create-qr-code/?size=150x150&amp;data=https://docs.google.com/document/d/1L_FJhMeW2bONLAjFO-dUVuArcneSbubY4jhmYQvAD2w/edit?disco=AAABSQiVEd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_FJhMeW2bONLAjFO-dUVuArcneSbubY4jhmYQvAD2w/edit?disco=AAABSQiVEd8" xlink:type="simple">https://docs.google.com/document/d/1L_FJhMeW2bONLAjFO-dUVuArcneSbubY4jhmYQvAD2w/edit?disco=AAABSQiVEd8</text:a></text:p>
          </table:table-cell>
          <table:table-cell table:style-name="ce5" table:formula="of:=HYPERLINK(&quot;https://docs.google.com/document/d/1L_FJhMeW2bONLAjFO-dUVuArcneSbubY4jhmYQvAD2w/edit?disco=AAABSQiVEd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EZm0Dl46XTcIhF5xHD_x4LFWcDzl2qq-ugSDf8wHL_A/edit?disco=AAABSPbG2ec&quot;; image(&quot;https://api.qrserver.com/v1/create-qr-code/?size=150x150&amp;data=https://docs.google.com/document/d/1EZm0Dl46XTcIhF5xHD_x4LFWcDzl2qq-ugSDf8wHL_A/edit?disco=AAABSPbG2e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EZm0Dl46XTcIhF5xHD_x4LFWcDzl2qq-ugSDf8wHL_A/edit?disco=AAABSPbG2ec" xlink:type="simple">https://docs.google.com/document/d/1EZm0Dl46XTcIhF5xHD_x4LFWcDzl2qq-ugSDf8wHL_A/edit?disco=AAABSPbG2ec</text:a></text:p>
          </table:table-cell>
          <table:table-cell table:style-name="ce5" table:formula="of:=HYPERLINK(&quot;https://docs.google.com/document/d/1EZm0Dl46XTcIhF5xHD_x4LFWcDzl2qq-ugSDf8wHL_A/edit?disco=AAABSPbG2e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aNNXGGAszRtNv3k4_epWemmVA_HIyyaMPWwy8d-fsm0/edit?disco=AAABSP7lRhU&quot;; image(&quot;https://api.qrserver.com/v1/create-qr-code/?size=150x150&amp;data=https://docs.google.com/document/d/1aNNXGGAszRtNv3k4_epWemmVA_HIyyaMPWwy8d-fsm0/edit?disco=AAABSP7lRh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NNXGGAszRtNv3k4_epWemmVA_HIyyaMPWwy8d-fsm0/edit?disco=AAABSP7lRhU" xlink:type="simple">https://docs.google.com/document/d/1aNNXGGAszRtNv3k4_epWemmVA_HIyyaMPWwy8d-fsm0/edit?disco=AAABSP7lRhU</text:a></text:p>
          </table:table-cell>
          <table:table-cell table:style-name="ce5" table:formula="of:=HYPERLINK(&quot;https://docs.google.com/document/d/1aNNXGGAszRtNv3k4_epWemmVA_HIyyaMPWwy8d-fsm0/edit?disco=AAABSP7lRh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PK4eC5TKZ8WyWRrHHOy8InQnw-EU4zqScve641AIbrw/edit?disco=AAABSSkL-yc&quot;; image(&quot;https://api.qrserver.com/v1/create-qr-code/?size=150x150&amp;data=https://docs.google.com/presentation/d/1PK4eC5TKZ8WyWRrHHOy8InQnw-EU4zqScve641AIbrw/edit?disco=AAABSSkL-y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PK4eC5TKZ8WyWRrHHOy8InQnw-EU4zqScve641AIbrw/edit?disco=AAABSSkL-yc" xlink:type="simple">https://docs.google.com/presentation/d/1PK4eC5TKZ8WyWRrHHOy8InQnw-EU4zqScve641AIbrw/edit?disco=AAABSSkL-yc</text:a></text:p>
          </table:table-cell>
          <table:table-cell table:style-name="ce5" table:formula="of:=HYPERLINK(&quot;https://docs.google.com/presentation/d/1PK4eC5TKZ8WyWRrHHOy8InQnw-EU4zqScve641AIbrw/edit?disco=AAABSSkL-yc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ming_20_photo_20_booth_20_rental_20_Dana_20_Point" style:display-name="PageStyle_Roaming photo booth rental Dana Po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